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654in" svg:height="5.1295in" svg:x="7.1453in" svg:y="2.1854in">
            <draw:object draw:notify-on-update-of-ranges="Sheet1.B1:Sheet1.H1 Sheet1.B3:Sheet1.H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Personer: 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Iteratoner: </text:p>
          </table:table-cell>
          <table:table-cell table:number-columns-repeated="7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deltid [ms]:</text:p>
          </table:table-cell>
          <table:table-cell table:formula="of:=AVERAGE([.B4:.B80])/[.B2]" office:value-type="float" office:value="277.190795714286">
            <text:p>277.1907957143</text:p>
          </table:table-cell>
          <table:table-cell table:formula="of:=AVERAGE([.C4:.C80])/[.C2]" office:value-type="float" office:value="237.540098333333">
            <text:p>237.5400983333</text:p>
          </table:table-cell>
          <table:table-cell table:formula="of:=AVERAGE([.D4:.D80])/[.D2]" office:value-type="float" office:value="197.58963">
            <text:p>197.58963</text:p>
          </table:table-cell>
          <table:table-cell table:formula="of:=AVERAGE([.E4:.E80])/[.E2]" office:value-type="float" office:value="161.775375">
            <text:p>161.775375</text:p>
          </table:table-cell>
          <table:table-cell table:formula="of:=AVERAGE([.F4:.F80])/[.F2]" office:value-type="float" office:value="120.262343333333">
            <text:p>120.2623433333</text:p>
          </table:table-cell>
          <table:table-cell table:formula="of:=AVERAGE([.G4:.G80])/[.G2]" office:value-type="float" office:value="81.409665">
            <text:p>81.409665</text:p>
          </table:table-cell>
          <table:table-cell table:formula="of:=AVERAGE([.H4:.H80])/[.H2]" office:value-type="float" office:value="44.16228">
            <text:p>44.162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68503">
            <text:p>2568503</text:p>
          </table:table-cell>
          <table:table-cell office:value-type="float" office:value="2269690">
            <text:p>2269690</text:p>
          </table:table-cell>
          <table:table-cell office:value-type="float" office:value="1863434">
            <text:p>1863434</text:p>
          </table:table-cell>
          <table:table-cell office:value-type="float" office:value="1546465">
            <text:p>1546465</text:p>
          </table:table-cell>
          <table:table-cell office:value-type="float" office:value="1187700">
            <text:p>1187700</text:p>
          </table:table-cell>
          <table:table-cell office:value-type="float" office:value="811043">
            <text:p>811043</text:p>
          </table:table-cell>
          <table:table-cell office:value-type="float" office:value="438715">
            <text:p>4387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09185">
            <text:p>2609185</text:p>
          </table:table-cell>
          <table:table-cell office:value-type="float" office:value="2281407">
            <text:p>2281407</text:p>
          </table:table-cell>
          <table:table-cell office:value-type="float" office:value="1864558">
            <text:p>1864558</text:p>
          </table:table-cell>
          <table:table-cell office:value-type="float" office:value="1575843">
            <text:p>1575843</text:p>
          </table:table-cell>
          <table:table-cell office:value-type="float" office:value="1189860">
            <text:p>1189860</text:p>
          </table:table-cell>
          <table:table-cell office:value-type="float" office:value="812173">
            <text:p>812173</text:p>
          </table:table-cell>
          <table:table-cell office:value-type="float" office:value="438466">
            <text:p>4384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95960">
            <text:p>2695960</text:p>
          </table:table-cell>
          <table:table-cell office:value-type="float" office:value="2300914">
            <text:p>2300914</text:p>
          </table:table-cell>
          <table:table-cell office:value-type="float" office:value="1869026">
            <text:p>1869026</text:p>
          </table:table-cell>
          <table:table-cell office:value-type="float" office:value="1581120">
            <text:p>1581120</text:p>
          </table:table-cell>
          <table:table-cell office:value-type="float" office:value="1190201">
            <text:p>1190201</text:p>
          </table:table-cell>
          <table:table-cell office:value-type="float" office:value="812238">
            <text:p>812238</text:p>
          </table:table-cell>
          <table:table-cell office:value-type="float" office:value="440801">
            <text:p>4408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88276">
            <text:p>2688276</text:p>
          </table:table-cell>
          <table:table-cell office:value-type="float" office:value="2318852">
            <text:p>2318852</text:p>
          </table:table-cell>
          <table:table-cell office:value-type="float" office:value="1923661">
            <text:p>1923661</text:p>
          </table:table-cell>
          <table:table-cell office:value-type="float" office:value="1592848">
            <text:p>1592848</text:p>
          </table:table-cell>
          <table:table-cell office:value-type="float" office:value="1192721">
            <text:p>1192721</text:p>
          </table:table-cell>
          <table:table-cell office:value-type="float" office:value="813021">
            <text:p>813021</text:p>
          </table:table-cell>
          <table:table-cell office:value-type="float" office:value="438753">
            <text:p>43875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96670">
            <text:p>2696670</text:p>
          </table:table-cell>
          <table:table-cell office:value-type="float" office:value="2317958">
            <text:p>2317958</text:p>
          </table:table-cell>
          <table:table-cell office:value-type="float" office:value="1928218">
            <text:p>1928218</text:p>
          </table:table-cell>
          <table:table-cell office:value-type="float" office:value="1593994">
            <text:p>1593994</text:p>
          </table:table-cell>
          <table:table-cell office:value-type="float" office:value="1195226">
            <text:p>1195226</text:p>
          </table:table-cell>
          <table:table-cell office:value-type="float" office:value="813507">
            <text:p>813507</text:p>
          </table:table-cell>
          <table:table-cell office:value-type="float" office:value="442049">
            <text:p>44204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98953">
            <text:p>2698953</text:p>
          </table:table-cell>
          <table:table-cell office:value-type="float" office:value="2325510">
            <text:p>2325510</text:p>
          </table:table-cell>
          <table:table-cell office:value-type="float" office:value="1930636">
            <text:p>1930636</text:p>
          </table:table-cell>
          <table:table-cell office:value-type="float" office:value="1593432">
            <text:p>1593432</text:p>
          </table:table-cell>
          <table:table-cell office:value-type="float" office:value="1198804">
            <text:p>1198804</text:p>
          </table:table-cell>
          <table:table-cell office:value-type="float" office:value="813963">
            <text:p>813963</text:p>
          </table:table-cell>
          <table:table-cell office:value-type="float" office:value="442388">
            <text:p>4423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00685">
            <text:p>2700685</text:p>
          </table:table-cell>
          <table:table-cell office:value-type="float" office:value="2326949">
            <text:p>2326949</text:p>
          </table:table-cell>
          <table:table-cell office:value-type="float" office:value="1933488">
            <text:p>1933488</text:p>
          </table:table-cell>
          <table:table-cell office:value-type="float" office:value="1609582">
            <text:p>1609582</text:p>
          </table:table-cell>
          <table:table-cell office:value-type="float" office:value="1198023">
            <text:p>1198023</text:p>
          </table:table-cell>
          <table:table-cell office:value-type="float" office:value="811288">
            <text:p>811288</text:p>
          </table:table-cell>
          <table:table-cell office:value-type="float" office:value="443187">
            <text:p>4431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01626">
            <text:p>2701626</text:p>
          </table:table-cell>
          <table:table-cell office:value-type="float" office:value="2328673">
            <text:p>2328673</text:p>
          </table:table-cell>
          <table:table-cell office:value-type="float" office:value="1941375">
            <text:p>1941375</text:p>
          </table:table-cell>
          <table:table-cell office:value-type="float" office:value="1611546">
            <text:p>1611546</text:p>
          </table:table-cell>
          <table:table-cell office:value-type="float" office:value="1200768">
            <text:p>1200768</text:p>
          </table:table-cell>
          <table:table-cell office:value-type="float" office:value="813325">
            <text:p>813325</text:p>
          </table:table-cell>
          <table:table-cell office:value-type="float" office:value="443857">
            <text:p>4438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09865">
            <text:p>2709865</text:p>
          </table:table-cell>
          <table:table-cell office:value-type="float" office:value="2339468">
            <text:p>2339468</text:p>
          </table:table-cell>
          <table:table-cell office:value-type="float" office:value="1939819">
            <text:p>1939819</text:p>
          </table:table-cell>
          <table:table-cell office:value-type="float" office:value="1607825">
            <text:p>1607825</text:p>
          </table:table-cell>
          <table:table-cell office:value-type="float" office:value="1199577">
            <text:p>1199577</text:p>
          </table:table-cell>
          <table:table-cell office:value-type="float" office:value="813555">
            <text:p>813555</text:p>
          </table:table-cell>
          <table:table-cell office:value-type="float" office:value="444092">
            <text:p>4440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14415">
            <text:p>2714415</text:p>
          </table:table-cell>
          <table:table-cell office:value-type="float" office:value="2339185">
            <text:p>2339185</text:p>
          </table:table-cell>
          <table:table-cell office:value-type="float" office:value="1944390">
            <text:p>1944390</text:p>
          </table:table-cell>
          <table:table-cell office:value-type="float" office:value="1608851">
            <text:p>1608851</text:p>
          </table:table-cell>
          <table:table-cell office:value-type="float" office:value="1199642">
            <text:p>1199642</text:p>
          </table:table-cell>
          <table:table-cell office:value-type="float" office:value="814139">
            <text:p>814139</text:p>
          </table:table-cell>
          <table:table-cell office:value-type="float" office:value="443920">
            <text:p>4439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13550">
            <text:p>2713550</text:p>
          </table:table-cell>
          <table:table-cell office:value-type="float" office:value="2348568">
            <text:p>2348568</text:p>
          </table:table-cell>
          <table:table-cell office:value-type="float" office:value="1954481">
            <text:p>1954481</text:p>
          </table:table-cell>
          <table:table-cell office:value-type="float" office:value="1615449">
            <text:p>1615449</text:p>
          </table:table-cell>
          <table:table-cell office:value-type="float" office:value="1200762">
            <text:p>1200762</text:p>
          </table:table-cell>
          <table:table-cell office:value-type="float" office:value="814733">
            <text:p>8147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19809">
            <text:p>2719809</text:p>
          </table:table-cell>
          <table:table-cell office:value-type="float" office:value="2345943">
            <text:p>2345943</text:p>
          </table:table-cell>
          <table:table-cell office:value-type="float" office:value="1963209">
            <text:p>1963209</text:p>
          </table:table-cell>
          <table:table-cell office:value-type="float" office:value="1612476">
            <text:p>1612476</text:p>
          </table:table-cell>
          <table:table-cell office:value-type="float" office:value="1202317">
            <text:p>1202317</text:p>
          </table:table-cell>
          <table:table-cell office:value-type="float" office:value="815088">
            <text:p>8150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17412">
            <text:p>2717412</text:p>
          </table:table-cell>
          <table:table-cell office:value-type="float" office:value="2344442">
            <text:p>2344442</text:p>
          </table:table-cell>
          <table:table-cell office:value-type="float" office:value="1966117">
            <text:p>1966117</text:p>
          </table:table-cell>
          <table:table-cell office:value-type="float" office:value="1615586">
            <text:p>1615586</text:p>
          </table:table-cell>
          <table:table-cell office:value-type="float" office:value="1203229">
            <text:p>1203229</text:p>
          </table:table-cell>
          <table:table-cell office:value-type="float" office:value="816107">
            <text:p>81610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23875">
            <text:p>2723875</text:p>
          </table:table-cell>
          <table:table-cell office:value-type="float" office:value="2347857">
            <text:p>2347857</text:p>
          </table:table-cell>
          <table:table-cell office:value-type="float" office:value="1971875">
            <text:p>1971875</text:p>
          </table:table-cell>
          <table:table-cell office:value-type="float" office:value="1618013">
            <text:p>1618013</text:p>
          </table:table-cell>
          <table:table-cell office:value-type="float" office:value="1201700">
            <text:p>1201700</text:p>
          </table:table-cell>
          <table:table-cell office:value-type="float" office:value="815898">
            <text:p>81589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21390">
            <text:p>2721390</text:p>
          </table:table-cell>
          <table:table-cell office:value-type="float" office:value="2349165">
            <text:p>2349165</text:p>
          </table:table-cell>
          <table:table-cell office:value-type="float" office:value="1977793">
            <text:p>1977793</text:p>
          </table:table-cell>
          <table:table-cell office:value-type="float" office:value="1615824">
            <text:p>1615824</text:p>
          </table:table-cell>
          <table:table-cell office:value-type="float" office:value="1202252">
            <text:p>1202252</text:p>
          </table:table-cell>
          <table:table-cell office:value-type="float" office:value="815718">
            <text:p>8157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26643">
            <text:p>2726643</text:p>
          </table:table-cell>
          <table:table-cell office:value-type="float" office:value="2356140">
            <text:p>2356140</text:p>
          </table:table-cell>
          <table:table-cell office:value-type="float" office:value="1979950">
            <text:p>1979950</text:p>
          </table:table-cell>
          <table:table-cell office:value-type="float" office:value="1617527">
            <text:p>1617527</text:p>
          </table:table-cell>
          <table:table-cell office:value-type="float" office:value="1202630">
            <text:p>1202630</text:p>
          </table:table-cell>
          <table:table-cell office:value-type="float" office:value="814290">
            <text:p>8142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34420">
            <text:p>2734420</text:p>
          </table:table-cell>
          <table:table-cell office:value-type="float" office:value="2363950">
            <text:p>2363950</text:p>
          </table:table-cell>
          <table:table-cell office:value-type="float" office:value="1977277">
            <text:p>1977277</text:p>
          </table:table-cell>
          <table:table-cell office:value-type="float" office:value="1622812">
            <text:p>1622812</text:p>
          </table:table-cell>
          <table:table-cell office:value-type="float" office:value="1205599">
            <text:p>1205599</text:p>
          </table:table-cell>
          <table:table-cell office:value-type="float" office:value="814176">
            <text:p>814176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34654">
            <text:p>2734654</text:p>
          </table:table-cell>
          <table:table-cell office:value-type="float" office:value="2365894">
            <text:p>2365894</text:p>
          </table:table-cell>
          <table:table-cell office:value-type="float" office:value="1983715">
            <text:p>1983715</text:p>
          </table:table-cell>
          <table:table-cell office:value-type="float" office:value="1619463">
            <text:p>1619463</text:p>
          </table:table-cell>
          <table:table-cell office:value-type="float" office:value="1205652">
            <text:p>1205652</text:p>
          </table:table-cell>
          <table:table-cell office:value-type="float" office:value="815629">
            <text:p>8156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41163">
            <text:p>2741163</text:p>
          </table:table-cell>
          <table:table-cell office:value-type="float" office:value="2367890">
            <text:p>2367890</text:p>
          </table:table-cell>
          <table:table-cell office:value-type="float" office:value="1982057">
            <text:p>1982057</text:p>
          </table:table-cell>
          <table:table-cell office:value-type="float" office:value="1621384">
            <text:p>1621384</text:p>
          </table:table-cell>
          <table:table-cell office:value-type="float" office:value="1205176">
            <text:p>1205176</text:p>
          </table:table-cell>
          <table:table-cell office:value-type="float" office:value="817135">
            <text:p>81713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47477">
            <text:p>2747477</text:p>
          </table:table-cell>
          <table:table-cell office:value-type="float" office:value="2364755">
            <text:p>2364755</text:p>
          </table:table-cell>
          <table:table-cell office:value-type="float" office:value="1980062">
            <text:p>1980062</text:p>
          </table:table-cell>
          <table:table-cell office:value-type="float" office:value="1623187">
            <text:p>1623187</text:p>
          </table:table-cell>
          <table:table-cell office:value-type="float" office:value="1206026">
            <text:p>1206026</text:p>
          </table:table-cell>
          <table:table-cell office:value-type="float" office:value="814907">
            <text:p>81490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56632">
            <text:p>2756632</text:p>
          </table:table-cell>
          <table:table-cell office:value-type="float" office:value="2367080">
            <text:p>2367080</text:p>
          </table:table-cell>
          <table:table-cell office:value-type="float" office:value="1978799">
            <text:p>1978799</text:p>
          </table:table-cell>
          <table:table-cell office:value-type="float" office:value="1623387">
            <text:p>1623387</text:p>
          </table:table-cell>
          <table:table-cell office:value-type="float" office:value="1206480">
            <text:p>12064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58179">
            <text:p>2758179</text:p>
          </table:table-cell>
          <table:table-cell office:value-type="float" office:value="2364751">
            <text:p>2364751</text:p>
          </table:table-cell>
          <table:table-cell office:value-type="float" office:value="1981061">
            <text:p>1981061</text:p>
          </table:table-cell>
          <table:table-cell office:value-type="float" office:value="1628682">
            <text:p>1628682</text:p>
          </table:table-cell>
          <table:table-cell office:value-type="float" office:value="1206699">
            <text:p>12066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57839">
            <text:p>2757839</text:p>
          </table:table-cell>
          <table:table-cell office:value-type="float" office:value="2374034">
            <text:p>2374034</text:p>
          </table:table-cell>
          <table:table-cell office:value-type="float" office:value="1982113">
            <text:p>1982113</text:p>
          </table:table-cell>
          <table:table-cell office:value-type="float" office:value="1622509">
            <text:p>1622509</text:p>
          </table:table-cell>
          <table:table-cell office:value-type="float" office:value="1206548">
            <text:p>12065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60898">
            <text:p>2760898</text:p>
          </table:table-cell>
          <table:table-cell office:value-type="float" office:value="2376658">
            <text:p>2376658</text:p>
          </table:table-cell>
          <table:table-cell office:value-type="float" office:value="1983659">
            <text:p>1983659</text:p>
          </table:table-cell>
          <table:table-cell office:value-type="float" office:value="1625260">
            <text:p>1625260</text:p>
          </table:table-cell>
          <table:table-cell office:value-type="float" office:value="1208981">
            <text:p>12089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69465">
            <text:p>2769465</text:p>
          </table:table-cell>
          <table:table-cell office:value-type="float" office:value="2374433">
            <text:p>2374433</text:p>
          </table:table-cell>
          <table:table-cell office:value-type="float" office:value="1991530">
            <text:p>1991530</text:p>
          </table:table-cell>
          <table:table-cell office:value-type="float" office:value="1627141">
            <text:p>1627141</text:p>
          </table:table-cell>
          <table:table-cell office:value-type="float" office:value="1208370">
            <text:p>12083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69585">
            <text:p>2769585</text:p>
          </table:table-cell>
          <table:table-cell office:value-type="float" office:value="2377110">
            <text:p>2377110</text:p>
          </table:table-cell>
          <table:table-cell office:value-type="float" office:value="1988293">
            <text:p>1988293</text:p>
          </table:table-cell>
          <table:table-cell office:value-type="float" office:value="1627291">
            <text:p>1627291</text:p>
          </table:table-cell>
          <table:table-cell office:value-type="float" office:value="1209418">
            <text:p>12094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75950">
            <text:p>2775950</text:p>
          </table:table-cell>
          <table:table-cell office:value-type="float" office:value="2380412">
            <text:p>2380412</text:p>
          </table:table-cell>
          <table:table-cell office:value-type="float" office:value="1991773">
            <text:p>1991773</text:p>
          </table:table-cell>
          <table:table-cell office:value-type="float" office:value="1627403">
            <text:p>1627403</text:p>
          </table:table-cell>
          <table:table-cell office:value-type="float" office:value="1209399">
            <text:p>12093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72281">
            <text:p>2772281</text:p>
          </table:table-cell>
          <table:table-cell office:value-type="float" office:value="2382104">
            <text:p>2382104</text:p>
          </table:table-cell>
          <table:table-cell office:value-type="float" office:value="1991950">
            <text:p>1991950</text:p>
          </table:table-cell>
          <table:table-cell office:value-type="float" office:value="1624175">
            <text:p>1624175</text:p>
          </table:table-cell>
          <table:table-cell office:value-type="float" office:value="1211017">
            <text:p>12110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72641">
            <text:p>2772641</text:p>
          </table:table-cell>
          <table:table-cell office:value-type="float" office:value="2379611">
            <text:p>2379611</text:p>
          </table:table-cell>
          <table:table-cell office:value-type="float" office:value="1991086">
            <text:p>1991086</text:p>
          </table:table-cell>
          <table:table-cell office:value-type="float" office:value="1627837">
            <text:p>1627837</text:p>
          </table:table-cell>
          <table:table-cell office:value-type="float" office:value="1211170">
            <text:p>12111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78676">
            <text:p>2778676</text:p>
          </table:table-cell>
          <table:table-cell office:value-type="float" office:value="2378327">
            <text:p>2378327</text:p>
          </table:table-cell>
          <table:table-cell office:value-type="float" office:value="1993691">
            <text:p>1993691</text:p>
          </table:table-cell>
          <table:table-cell office:value-type="float" office:value="1633845">
            <text:p>1633845</text:p>
          </table:table-cell>
          <table:table-cell office:value-type="float" office:value="1212756">
            <text:p>12127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82009">
            <text:p>2782009</text:p>
          </table:table-cell>
          <table:table-cell office:value-type="float" office:value="2383566">
            <text:p>2383566</text:p>
          </table:table-cell>
          <table:table-cell office:value-type="float" office:value="1993756">
            <text:p>1993756</text:p>
          </table:table-cell>
          <table:table-cell office:value-type="float" office:value="1628837">
            <text:p>16288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81117">
            <text:p>2781117</text:p>
          </table:table-cell>
          <table:table-cell office:value-type="float" office:value="2388597">
            <text:p>2388597</text:p>
          </table:table-cell>
          <table:table-cell office:value-type="float" office:value="1995107">
            <text:p>1995107</text:p>
          </table:table-cell>
          <table:table-cell office:value-type="float" office:value="1634268">
            <text:p>1634268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81882">
            <text:p>2781882</text:p>
          </table:table-cell>
          <table:table-cell office:value-type="float" office:value="2387808">
            <text:p>2387808</text:p>
          </table:table-cell>
          <table:table-cell office:value-type="float" office:value="1996374">
            <text:p>1996374</text:p>
          </table:table-cell>
          <table:table-cell office:value-type="float" office:value="1635052">
            <text:p>1635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87103">
            <text:p>2787103</text:p>
          </table:table-cell>
          <table:table-cell office:value-type="float" office:value="2389789">
            <text:p>2389789</text:p>
          </table:table-cell>
          <table:table-cell office:value-type="float" office:value="1996787">
            <text:p>1996787</text:p>
          </table:table-cell>
          <table:table-cell office:value-type="float" office:value="1630712">
            <text:p>163071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89890">
            <text:p>2789890</text:p>
          </table:table-cell>
          <table:table-cell office:value-type="float" office:value="2385598">
            <text:p>2385598</text:p>
          </table:table-cell>
          <table:table-cell office:value-type="float" office:value="1999636">
            <text:p>1999636</text:p>
          </table:table-cell>
          <table:table-cell office:value-type="float" office:value="1632102">
            <text:p>16321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86956">
            <text:p>2786956</text:p>
          </table:table-cell>
          <table:table-cell office:value-type="float" office:value="2390069">
            <text:p>2390069</text:p>
          </table:table-cell>
          <table:table-cell office:value-type="float" office:value="1999064">
            <text:p>1999064</text:p>
          </table:table-cell>
          <table:table-cell office:value-type="float" office:value="1633745">
            <text:p>16337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93011">
            <text:p>2793011</text:p>
          </table:table-cell>
          <table:table-cell office:value-type="float" office:value="2392539">
            <text:p>2392539</text:p>
          </table:table-cell>
          <table:table-cell office:value-type="float" office:value="1996800">
            <text:p>1996800</text:p>
          </table:table-cell>
          <table:table-cell office:value-type="float" office:value="1633023">
            <text:p>1633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93350">
            <text:p>2793350</text:p>
          </table:table-cell>
          <table:table-cell office:value-type="float" office:value="2396214">
            <text:p>2396214</text:p>
          </table:table-cell>
          <table:table-cell office:value-type="float" office:value="1999732">
            <text:p>1999732</text:p>
          </table:table-cell>
          <table:table-cell office:value-type="float" office:value="1639712">
            <text:p>163971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87850">
            <text:p>2787850</text:p>
          </table:table-cell>
          <table:table-cell office:value-type="float" office:value="2395278">
            <text:p>2395278</text:p>
          </table:table-cell>
          <table:table-cell office:value-type="float" office:value="2001549">
            <text:p>2001549</text:p>
          </table:table-cell>
          <table:table-cell office:value-type="float" office:value="1634233">
            <text:p>16342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91026">
            <text:p>2791026</text:p>
          </table:table-cell>
          <table:table-cell office:value-type="float" office:value="2398776">
            <text:p>2398776</text:p>
          </table:table-cell>
          <table:table-cell office:value-type="float" office:value="2000561">
            <text:p>2000561</text:p>
          </table:table-cell>
          <table:table-cell office:value-type="float" office:value="1637709">
            <text:p>16377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96199">
            <text:p>2796199</text:p>
          </table:table-cell>
          <table:table-cell office:value-type="float" office:value="2401678">
            <text:p>2401678</text:p>
          </table:table-cell>
          <table:table-cell office:value-type="float" office:value="1999860">
            <text:p>199986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95936">
            <text:p>2795936</text:p>
          </table:table-cell>
          <table:table-cell office:value-type="float" office:value="2400127">
            <text:p>2400127</text:p>
          </table:table-cell>
          <table:table-cell office:value-type="float" office:value="2004904">
            <text:p>200490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95908">
            <text:p>2795908</text:p>
          </table:table-cell>
          <table:table-cell office:value-type="float" office:value="2395395">
            <text:p>2395395</text:p>
          </table:table-cell>
          <table:table-cell office:value-type="float" office:value="2006139">
            <text:p>200613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98254">
            <text:p>2798254</text:p>
          </table:table-cell>
          <table:table-cell office:value-type="float" office:value="2401329">
            <text:p>2401329</text:p>
          </table:table-cell>
          <table:table-cell office:value-type="float" office:value="2007033">
            <text:p>20070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97838">
            <text:p>2797838</text:p>
          </table:table-cell>
          <table:table-cell office:value-type="float" office:value="2400462">
            <text:p>2400462</text:p>
          </table:table-cell>
          <table:table-cell office:value-type="float" office:value="2005761">
            <text:p>200576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01697">
            <text:p>2801697</text:p>
          </table:table-cell>
          <table:table-cell office:value-type="float" office:value="2399488">
            <text:p>2399488</text:p>
          </table:table-cell>
          <table:table-cell office:value-type="float" office:value="2005118">
            <text:p>20051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97337">
            <text:p>2797337</text:p>
          </table:table-cell>
          <table:table-cell office:value-type="float" office:value="2402708">
            <text:p>2402708</text:p>
          </table:table-cell>
          <table:table-cell office:value-type="float" office:value="2010428">
            <text:p>201042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03585">
            <text:p>2803585</text:p>
          </table:table-cell>
          <table:table-cell office:value-type="float" office:value="2401242">
            <text:p>2401242</text:p>
          </table:table-cell>
          <table:table-cell office:value-type="float" office:value="2008103">
            <text:p>2008103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05044">
            <text:p>2805044</text:p>
          </table:table-cell>
          <table:table-cell office:value-type="float" office:value="2407024">
            <text:p>2407024</text:p>
          </table:table-cell>
          <table:table-cell office:value-type="float" office:value="2006456">
            <text:p>20064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09460">
            <text:p>2809460</text:p>
          </table:table-cell>
          <table:table-cell office:value-type="float" office:value="2409742">
            <text:p>2409742</text:p>
          </table:table-cell>
          <table:table-cell office:value-type="float" office:value="2012551">
            <text:p>201255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09417">
            <text:p>2809417</text:p>
          </table:table-cell>
          <table:table-cell office:value-type="float" office:value="2406993">
            <text:p>240699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10644">
            <text:p>2810644</text:p>
          </table:table-cell>
          <table:table-cell office:value-type="float" office:value="2412552">
            <text:p>24125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11028">
            <text:p>2811028</text:p>
          </table:table-cell>
          <table:table-cell office:value-type="float" office:value="2411209">
            <text:p>241120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13463">
            <text:p>2813463</text:p>
          </table:table-cell>
          <table:table-cell office:value-type="float" office:value="2414331">
            <text:p>241433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17755">
            <text:p>2817755</text:p>
          </table:table-cell>
          <table:table-cell office:value-type="float" office:value="2413407">
            <text:p>241340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16173">
            <text:p>2816173</text:p>
          </table:table-cell>
          <table:table-cell office:value-type="float" office:value="2411593">
            <text:p>241159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15748">
            <text:p>2815748</text:p>
          </table:table-cell>
          <table:table-cell office:value-type="float" office:value="2417959">
            <text:p>241795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16383">
            <text:p>2816383</text:p>
          </table:table-cell>
          <table:table-cell office:value-type="float" office:value="2417672">
            <text:p>241767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21588">
            <text:p>2821588</text:p>
          </table:table-cell>
          <table:table-cell office:value-type="float" office:value="2418481">
            <text:p>241848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21852">
            <text:p>2821852</text:p>
          </table:table-cell>
          <table:table-cell office:value-type="float" office:value="2414703">
            <text:p>241470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24108">
            <text:p>2824108</text:p>
          </table:table-cell>
          <table:table-cell table:number-columns-repeated="8"/>
        </table:table-row>
        <table:table-row table:style-name="ro2">
          <table:table-cell/>
          <table:table-cell office:value-type="float" office:value="2819252">
            <text:p>2819252</text:p>
          </table:table-cell>
          <table:table-cell table:number-columns-repeated="8"/>
        </table:table-row>
        <table:table-row table:style-name="ro2">
          <table:table-cell/>
          <table:table-cell office:value-type="float" office:value="2824464">
            <text:p>2824464</text:p>
          </table:table-cell>
          <table:table-cell table:number-columns-repeated="8"/>
        </table:table-row>
        <table:table-row table:style-name="ro2">
          <table:table-cell/>
          <table:table-cell office:value-type="float" office:value="2822569">
            <text:p>2822569</text:p>
          </table:table-cell>
          <table:table-cell table:number-columns-repeated="8"/>
        </table:table-row>
        <table:table-row table:style-name="ro2">
          <table:table-cell/>
          <table:table-cell office:value-type="float" office:value="2824398">
            <text:p>2824398</text:p>
          </table:table-cell>
          <table:table-cell table:number-columns-repeated="8"/>
        </table:table-row>
        <table:table-row table:style-name="ro2">
          <table:table-cell/>
          <table:table-cell office:value-type="float" office:value="2826831">
            <text:p>2826831</text:p>
          </table:table-cell>
          <table:table-cell table:number-columns-repeated="8"/>
        </table:table-row>
        <table:table-row table:style-name="ro2">
          <table:table-cell/>
          <table:table-cell office:value-type="float" office:value="2829145">
            <text:p>2829145</text:p>
          </table:table-cell>
          <table:table-cell table:number-columns-repeated="8"/>
        </table:table-row>
        <table:table-row table:style-name="ro2">
          <table:table-cell/>
          <table:table-cell office:value-type="float" office:value="2830135">
            <text:p>2830135</text:p>
          </table:table-cell>
          <table:table-cell table:number-columns-repeated="8"/>
        </table:table-row>
        <table:table-row table:style-name="ro2">
          <table:table-cell/>
          <table:table-cell office:value-type="float" office:value="2833342">
            <text:p>2833342</text:p>
          </table:table-cell>
          <table:table-cell table:number-columns-repeated="8"/>
        </table:table-row>
        <table:table-row table:style-name="ro2">
          <table:table-cell/>
          <table:table-cell office:value-type="float" office:value="2833133">
            <text:p>2833133</text:p>
          </table:table-cell>
          <table:table-cell table:number-columns-repeated="8"/>
        </table:table-row>
        <table:table-row table:style-name="ro2" table:number-rows-repeated="104850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3">
          <table:table-cell office:value-type="string">
            <text:p>Personer: 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Iteratoner: </text:p>
          </table:table-cell>
          <table:table-cell table:number-columns-repeated="7" office:value-type="float" office:value="10000">
            <text:p>10000</text:p>
          </table:table-cell>
          <table:table-cell/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edeltid [ms]:</text:p>
          </table:table-cell>
          <table:table-cell table:formula="of:=AVERAGE([.B4:.B80])/[.B2]" office:value-type="float" office:value="47.4401357142857">
            <text:p>47.4401357143</text:p>
          </table:table-cell>
          <table:table-cell table:formula="of:=AVERAGE([.C4:.C80])/[.C2]" office:value-type="float" office:value="38.9129633333333">
            <text:p>38.9129633333</text:p>
          </table:table-cell>
          <table:table-cell table:formula="of:=AVERAGE([.D4:.D80])/[.D2]" office:value-type="float" office:value="32.805924">
            <text:p>32.805924</text:p>
          </table:table-cell>
          <table:table-cell table:formula="of:=AVERAGE([.E4:.E80])/[.E2]" office:value-type="float" office:value="27.991785">
            <text:p>27.991785</text:p>
          </table:table-cell>
          <table:table-cell table:formula="of:=AVERAGE([.F4:.F80])/[.F2]" office:value-type="float" office:value="19.6382">
            <text:p>19.6382</text:p>
          </table:table-cell>
          <table:table-cell table:formula="of:=AVERAGE([.G4:.G80])/[.G2]" office:value-type="float" office:value="13.708825">
            <text:p>13.708825</text:p>
          </table:table-cell>
          <table:table-cell table:formula="of:=AVERAGE([.H4:.H80])/[.H2]" office:value-type="float" office:value="7.49237">
            <text:p>7.492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5717">
            <text:p>405717</text:p>
          </table:table-cell>
          <table:table-cell office:value-type="float" office:value="356264">
            <text:p>356264</text:p>
          </table:table-cell>
          <table:table-cell office:value-type="float" office:value="293399">
            <text:p>293399</text:p>
          </table:table-cell>
          <table:table-cell office:value-type="float" office:value="246471">
            <text:p>246471</text:p>
          </table:table-cell>
          <table:table-cell office:value-type="float" office:value="187566">
            <text:p>187566</text:p>
          </table:table-cell>
          <table:table-cell office:value-type="float" office:value="132840">
            <text:p>132840</text:p>
          </table:table-cell>
          <table:table-cell office:value-type="float" office:value="73421">
            <text:p>7342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9627">
            <text:p>419627</text:p>
          </table:table-cell>
          <table:table-cell office:value-type="float" office:value="360133">
            <text:p>360133</text:p>
          </table:table-cell>
          <table:table-cell office:value-type="float" office:value="299751">
            <text:p>299751</text:p>
          </table:table-cell>
          <table:table-cell office:value-type="float" office:value="255756">
            <text:p>255756</text:p>
          </table:table-cell>
          <table:table-cell office:value-type="float" office:value="189023">
            <text:p>189023</text:p>
          </table:table-cell>
          <table:table-cell office:value-type="float" office:value="133547">
            <text:p>133547</text:p>
          </table:table-cell>
          <table:table-cell office:value-type="float" office:value="73950">
            <text:p>739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4399">
            <text:p>434399</text:p>
          </table:table-cell>
          <table:table-cell office:value-type="float" office:value="359947">
            <text:p>359947</text:p>
          </table:table-cell>
          <table:table-cell office:value-type="float" office:value="304935">
            <text:p>304935</text:p>
          </table:table-cell>
          <table:table-cell office:value-type="float" office:value="257410">
            <text:p>257410</text:p>
          </table:table-cell>
          <table:table-cell office:value-type="float" office:value="191970">
            <text:p>191970</text:p>
          </table:table-cell>
          <table:table-cell office:value-type="float" office:value="134048">
            <text:p>134048</text:p>
          </table:table-cell>
          <table:table-cell office:value-type="float" office:value="74596">
            <text:p>745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1604">
            <text:p>441604</text:p>
          </table:table-cell>
          <table:table-cell office:value-type="float" office:value="357363">
            <text:p>357363</text:p>
          </table:table-cell>
          <table:table-cell office:value-type="float" office:value="308715">
            <text:p>308715</text:p>
          </table:table-cell>
          <table:table-cell office:value-type="float" office:value="259200">
            <text:p>259200</text:p>
          </table:table-cell>
          <table:table-cell office:value-type="float" office:value="192267">
            <text:p>192267</text:p>
          </table:table-cell>
          <table:table-cell office:value-type="float" office:value="134669">
            <text:p>134669</text:p>
          </table:table-cell>
          <table:table-cell office:value-type="float" office:value="74257">
            <text:p>742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2197">
            <text:p>442197</text:p>
          </table:table-cell>
          <table:table-cell office:value-type="float" office:value="367187">
            <text:p>367187</text:p>
          </table:table-cell>
          <table:table-cell office:value-type="float" office:value="310157">
            <text:p>310157</text:p>
          </table:table-cell>
          <table:table-cell office:value-type="float" office:value="261049">
            <text:p>261049</text:p>
          </table:table-cell>
          <table:table-cell office:value-type="float" office:value="191873">
            <text:p>191873</text:p>
          </table:table-cell>
          <table:table-cell office:value-type="float" office:value="135402">
            <text:p>135402</text:p>
          </table:table-cell>
          <table:table-cell office:value-type="float" office:value="74718">
            <text:p>747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6511">
            <text:p>446511</text:p>
          </table:table-cell>
          <table:table-cell office:value-type="float" office:value="365268">
            <text:p>365268</text:p>
          </table:table-cell>
          <table:table-cell office:value-type="float" office:value="310642">
            <text:p>310642</text:p>
          </table:table-cell>
          <table:table-cell office:value-type="float" office:value="267113">
            <text:p>267113</text:p>
          </table:table-cell>
          <table:table-cell office:value-type="float" office:value="192252">
            <text:p>192252</text:p>
          </table:table-cell>
          <table:table-cell office:value-type="float" office:value="134909">
            <text:p>134909</text:p>
          </table:table-cell>
          <table:table-cell office:value-type="float" office:value="75105">
            <text:p>751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3638">
            <text:p>443638</text:p>
          </table:table-cell>
          <table:table-cell office:value-type="float" office:value="372726">
            <text:p>372726</text:p>
          </table:table-cell>
          <table:table-cell office:value-type="float" office:value="315257">
            <text:p>315257</text:p>
          </table:table-cell>
          <table:table-cell office:value-type="float" office:value="269795">
            <text:p>269795</text:p>
          </table:table-cell>
          <table:table-cell office:value-type="float" office:value="194862">
            <text:p>194862</text:p>
          </table:table-cell>
          <table:table-cell office:value-type="float" office:value="136173">
            <text:p>136173</text:p>
          </table:table-cell>
          <table:table-cell office:value-type="float" office:value="75142">
            <text:p>75142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2645">
            <text:p>452645</text:p>
          </table:table-cell>
          <table:table-cell office:value-type="float" office:value="374994">
            <text:p>374994</text:p>
          </table:table-cell>
          <table:table-cell office:value-type="float" office:value="315196">
            <text:p>315196</text:p>
          </table:table-cell>
          <table:table-cell office:value-type="float" office:value="269261">
            <text:p>269261</text:p>
          </table:table-cell>
          <table:table-cell office:value-type="float" office:value="193611">
            <text:p>193611</text:p>
          </table:table-cell>
          <table:table-cell office:value-type="float" office:value="136626">
            <text:p>136626</text:p>
          </table:table-cell>
          <table:table-cell office:value-type="float" office:value="75820">
            <text:p>758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5521">
            <text:p>455521</text:p>
          </table:table-cell>
          <table:table-cell office:value-type="float" office:value="372579">
            <text:p>372579</text:p>
          </table:table-cell>
          <table:table-cell office:value-type="float" office:value="316038">
            <text:p>316038</text:p>
          </table:table-cell>
          <table:table-cell office:value-type="float" office:value="269745">
            <text:p>269745</text:p>
          </table:table-cell>
          <table:table-cell office:value-type="float" office:value="195470">
            <text:p>195470</text:p>
          </table:table-cell>
          <table:table-cell office:value-type="float" office:value="136373">
            <text:p>136373</text:p>
          </table:table-cell>
          <table:table-cell office:value-type="float" office:value="75728">
            <text:p>757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6243">
            <text:p>456243</text:p>
          </table:table-cell>
          <table:table-cell office:value-type="float" office:value="372565">
            <text:p>372565</text:p>
          </table:table-cell>
          <table:table-cell office:value-type="float" office:value="317302">
            <text:p>317302</text:p>
          </table:table-cell>
          <table:table-cell office:value-type="float" office:value="270567">
            <text:p>270567</text:p>
          </table:table-cell>
          <table:table-cell office:value-type="float" office:value="195434">
            <text:p>195434</text:p>
          </table:table-cell>
          <table:table-cell office:value-type="float" office:value="137773">
            <text:p>137773</text:p>
          </table:table-cell>
          <table:table-cell office:value-type="float" office:value="76500">
            <text:p>765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1326">
            <text:p>451326</text:p>
          </table:table-cell>
          <table:table-cell office:value-type="float" office:value="375727">
            <text:p>375727</text:p>
          </table:table-cell>
          <table:table-cell office:value-type="float" office:value="323837">
            <text:p>323837</text:p>
          </table:table-cell>
          <table:table-cell office:value-type="float" office:value="275086">
            <text:p>275086</text:p>
          </table:table-cell>
          <table:table-cell office:value-type="float" office:value="194472">
            <text:p>194472</text:p>
          </table:table-cell>
          <table:table-cell office:value-type="float" office:value="137581">
            <text:p>13758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3224">
            <text:p>463224</text:p>
          </table:table-cell>
          <table:table-cell office:value-type="float" office:value="379554">
            <text:p>379554</text:p>
          </table:table-cell>
          <table:table-cell office:value-type="float" office:value="320512">
            <text:p>320512</text:p>
          </table:table-cell>
          <table:table-cell office:value-type="float" office:value="273570">
            <text:p>273570</text:p>
          </table:table-cell>
          <table:table-cell office:value-type="float" office:value="194235">
            <text:p>194235</text:p>
          </table:table-cell>
          <table:table-cell office:value-type="float" office:value="138186">
            <text:p>138186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1168">
            <text:p>461168</text:p>
          </table:table-cell>
          <table:table-cell office:value-type="float" office:value="377836">
            <text:p>377836</text:p>
          </table:table-cell>
          <table:table-cell office:value-type="float" office:value="321398">
            <text:p>321398</text:p>
          </table:table-cell>
          <table:table-cell office:value-type="float" office:value="273420">
            <text:p>273420</text:p>
          </table:table-cell>
          <table:table-cell office:value-type="float" office:value="194906">
            <text:p>194906</text:p>
          </table:table-cell>
          <table:table-cell office:value-type="float" office:value="138132">
            <text:p>1381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6134">
            <text:p>456134</text:p>
          </table:table-cell>
          <table:table-cell office:value-type="float" office:value="376755">
            <text:p>376755</text:p>
          </table:table-cell>
          <table:table-cell office:value-type="float" office:value="324003">
            <text:p>324003</text:p>
          </table:table-cell>
          <table:table-cell office:value-type="float" office:value="282702">
            <text:p>282702</text:p>
          </table:table-cell>
          <table:table-cell office:value-type="float" office:value="196101">
            <text:p>196101</text:p>
          </table:table-cell>
          <table:table-cell office:value-type="float" office:value="138868">
            <text:p>1388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4191">
            <text:p>464191</text:p>
          </table:table-cell>
          <table:table-cell office:value-type="float" office:value="382420">
            <text:p>382420</text:p>
          </table:table-cell>
          <table:table-cell office:value-type="float" office:value="325335">
            <text:p>325335</text:p>
          </table:table-cell>
          <table:table-cell office:value-type="float" office:value="281562">
            <text:p>281562</text:p>
          </table:table-cell>
          <table:table-cell office:value-type="float" office:value="197381">
            <text:p>197381</text:p>
          </table:table-cell>
          <table:table-cell office:value-type="float" office:value="138880">
            <text:p>13888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9060">
            <text:p>459060</text:p>
          </table:table-cell>
          <table:table-cell office:value-type="float" office:value="382151">
            <text:p>382151</text:p>
          </table:table-cell>
          <table:table-cell office:value-type="float" office:value="327916">
            <text:p>327916</text:p>
          </table:table-cell>
          <table:table-cell office:value-type="float" office:value="283973">
            <text:p>283973</text:p>
          </table:table-cell>
          <table:table-cell office:value-type="float" office:value="199620">
            <text:p>199620</text:p>
          </table:table-cell>
          <table:table-cell office:value-type="float" office:value="138131">
            <text:p>13813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8564">
            <text:p>458564</text:p>
          </table:table-cell>
          <table:table-cell office:value-type="float" office:value="379138">
            <text:p>379138</text:p>
          </table:table-cell>
          <table:table-cell office:value-type="float" office:value="326289">
            <text:p>326289</text:p>
          </table:table-cell>
          <table:table-cell office:value-type="float" office:value="282331">
            <text:p>282331</text:p>
          </table:table-cell>
          <table:table-cell office:value-type="float" office:value="195275">
            <text:p>195275</text:p>
          </table:table-cell>
          <table:table-cell office:value-type="float" office:value="138354">
            <text:p>138354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5493">
            <text:p>465493</text:p>
          </table:table-cell>
          <table:table-cell office:value-type="float" office:value="379485">
            <text:p>379485</text:p>
          </table:table-cell>
          <table:table-cell office:value-type="float" office:value="328727">
            <text:p>328727</text:p>
          </table:table-cell>
          <table:table-cell office:value-type="float" office:value="284205">
            <text:p>284205</text:p>
          </table:table-cell>
          <table:table-cell office:value-type="float" office:value="195685">
            <text:p>195685</text:p>
          </table:table-cell>
          <table:table-cell office:value-type="float" office:value="140286">
            <text:p>140286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8291">
            <text:p>458291</text:p>
          </table:table-cell>
          <table:table-cell office:value-type="float" office:value="379710">
            <text:p>379710</text:p>
          </table:table-cell>
          <table:table-cell office:value-type="float" office:value="336232">
            <text:p>336232</text:p>
          </table:table-cell>
          <table:table-cell office:value-type="float" office:value="283302">
            <text:p>283302</text:p>
          </table:table-cell>
          <table:table-cell office:value-type="float" office:value="196477">
            <text:p>196477</text:p>
          </table:table-cell>
          <table:table-cell office:value-type="float" office:value="140067">
            <text:p>14006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6174">
            <text:p>466174</text:p>
          </table:table-cell>
          <table:table-cell office:value-type="float" office:value="387234">
            <text:p>387234</text:p>
          </table:table-cell>
          <table:table-cell office:value-type="float" office:value="326555">
            <text:p>326555</text:p>
          </table:table-cell>
          <table:table-cell office:value-type="float" office:value="285317">
            <text:p>285317</text:p>
          </table:table-cell>
          <table:table-cell office:value-type="float" office:value="196080">
            <text:p>196080</text:p>
          </table:table-cell>
          <table:table-cell office:value-type="float" office:value="140920">
            <text:p>1409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2602">
            <text:p>462602</text:p>
          </table:table-cell>
          <table:table-cell office:value-type="float" office:value="387865">
            <text:p>387865</text:p>
          </table:table-cell>
          <table:table-cell office:value-type="float" office:value="329716">
            <text:p>329716</text:p>
          </table:table-cell>
          <table:table-cell office:value-type="float" office:value="284491">
            <text:p>284491</text:p>
          </table:table-cell>
          <table:table-cell office:value-type="float" office:value="196708">
            <text:p>196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6813">
            <text:p>466813</text:p>
          </table:table-cell>
          <table:table-cell office:value-type="float" office:value="389552">
            <text:p>389552</text:p>
          </table:table-cell>
          <table:table-cell office:value-type="float" office:value="330691">
            <text:p>330691</text:p>
          </table:table-cell>
          <table:table-cell office:value-type="float" office:value="283994">
            <text:p>283994</text:p>
          </table:table-cell>
          <table:table-cell office:value-type="float" office:value="200517">
            <text:p>200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0460">
            <text:p>470460</text:p>
          </table:table-cell>
          <table:table-cell office:value-type="float" office:value="386927">
            <text:p>386927</text:p>
          </table:table-cell>
          <table:table-cell office:value-type="float" office:value="329206">
            <text:p>329206</text:p>
          </table:table-cell>
          <table:table-cell office:value-type="float" office:value="284241">
            <text:p>284241</text:p>
          </table:table-cell>
          <table:table-cell office:value-type="float" office:value="200262">
            <text:p>20026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7910">
            <text:p>467910</text:p>
          </table:table-cell>
          <table:table-cell office:value-type="float" office:value="390145">
            <text:p>390145</text:p>
          </table:table-cell>
          <table:table-cell office:value-type="float" office:value="328170">
            <text:p>328170</text:p>
          </table:table-cell>
          <table:table-cell office:value-type="float" office:value="284301">
            <text:p>284301</text:p>
          </table:table-cell>
          <table:table-cell office:value-type="float" office:value="201400">
            <text:p>2014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2336">
            <text:p>472336</text:p>
          </table:table-cell>
          <table:table-cell office:value-type="float" office:value="390695">
            <text:p>390695</text:p>
          </table:table-cell>
          <table:table-cell office:value-type="float" office:value="337739">
            <text:p>337739</text:p>
          </table:table-cell>
          <table:table-cell office:value-type="float" office:value="287553">
            <text:p>287553</text:p>
          </table:table-cell>
          <table:table-cell office:value-type="float" office:value="200418">
            <text:p>2004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8353">
            <text:p>468353</text:p>
          </table:table-cell>
          <table:table-cell office:value-type="float" office:value="389429">
            <text:p>389429</text:p>
          </table:table-cell>
          <table:table-cell office:value-type="float" office:value="330425">
            <text:p>330425</text:p>
          </table:table-cell>
          <table:table-cell office:value-type="float" office:value="286107">
            <text:p>286107</text:p>
          </table:table-cell>
          <table:table-cell office:value-type="float" office:value="199691">
            <text:p>1996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4359">
            <text:p>474359</text:p>
          </table:table-cell>
          <table:table-cell office:value-type="float" office:value="394482">
            <text:p>394482</text:p>
          </table:table-cell>
          <table:table-cell office:value-type="float" office:value="330515">
            <text:p>330515</text:p>
          </table:table-cell>
          <table:table-cell office:value-type="float" office:value="286251">
            <text:p>286251</text:p>
          </table:table-cell>
          <table:table-cell office:value-type="float" office:value="201580">
            <text:p>2015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3121">
            <text:p>473121</text:p>
          </table:table-cell>
          <table:table-cell office:value-type="float" office:value="389856">
            <text:p>389856</text:p>
          </table:table-cell>
          <table:table-cell office:value-type="float" office:value="333382">
            <text:p>333382</text:p>
          </table:table-cell>
          <table:table-cell office:value-type="float" office:value="288038">
            <text:p>288038</text:p>
          </table:table-cell>
          <table:table-cell office:value-type="float" office:value="202348">
            <text:p>2023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9790">
            <text:p>469790</text:p>
          </table:table-cell>
          <table:table-cell office:value-type="float" office:value="389778">
            <text:p>389778</text:p>
          </table:table-cell>
          <table:table-cell office:value-type="float" office:value="332552">
            <text:p>332552</text:p>
          </table:table-cell>
          <table:table-cell office:value-type="float" office:value="287915">
            <text:p>287915</text:p>
          </table:table-cell>
          <table:table-cell office:value-type="float" office:value="200623">
            <text:p>2006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1420">
            <text:p>471420</text:p>
          </table:table-cell>
          <table:table-cell office:value-type="float" office:value="396451">
            <text:p>396451</text:p>
          </table:table-cell>
          <table:table-cell office:value-type="float" office:value="337662">
            <text:p>337662</text:p>
          </table:table-cell>
          <table:table-cell office:value-type="float" office:value="290888">
            <text:p>290888</text:p>
          </table:table-cell>
          <table:table-cell office:value-type="float" office:value="203353">
            <text:p>20335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4651">
            <text:p>474651</text:p>
          </table:table-cell>
          <table:table-cell office:value-type="float" office:value="394297">
            <text:p>394297</text:p>
          </table:table-cell>
          <table:table-cell office:value-type="float" office:value="332770">
            <text:p>332770</text:p>
          </table:table-cell>
          <table:table-cell office:value-type="float" office:value="287831">
            <text:p>2878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4804">
            <text:p>474804</text:p>
          </table:table-cell>
          <table:table-cell office:value-type="float" office:value="391078">
            <text:p>391078</text:p>
          </table:table-cell>
          <table:table-cell office:value-type="float" office:value="333246">
            <text:p>333246</text:p>
          </table:table-cell>
          <table:table-cell office:value-type="float" office:value="289554">
            <text:p>2895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8190">
            <text:p>478190</text:p>
          </table:table-cell>
          <table:table-cell office:value-type="float" office:value="394054">
            <text:p>394054</text:p>
          </table:table-cell>
          <table:table-cell office:value-type="float" office:value="333074">
            <text:p>333074</text:p>
          </table:table-cell>
          <table:table-cell office:value-type="float" office:value="288525">
            <text:p>2885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9080">
            <text:p>479080</text:p>
          </table:table-cell>
          <table:table-cell office:value-type="float" office:value="394459">
            <text:p>394459</text:p>
          </table:table-cell>
          <table:table-cell office:value-type="float" office:value="333345">
            <text:p>333345</text:p>
          </table:table-cell>
          <table:table-cell office:value-type="float" office:value="290287">
            <text:p>290287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4870">
            <text:p>474870</text:p>
          </table:table-cell>
          <table:table-cell office:value-type="float" office:value="394234">
            <text:p>394234</text:p>
          </table:table-cell>
          <table:table-cell office:value-type="float" office:value="335459">
            <text:p>335459</text:p>
          </table:table-cell>
          <table:table-cell office:value-type="float" office:value="288465">
            <text:p>288465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6448">
            <text:p>476448</text:p>
          </table:table-cell>
          <table:table-cell office:value-type="float" office:value="398697">
            <text:p>398697</text:p>
          </table:table-cell>
          <table:table-cell office:value-type="float" office:value="335142">
            <text:p>335142</text:p>
          </table:table-cell>
          <table:table-cell office:value-type="float" office:value="288810">
            <text:p>2888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4011">
            <text:p>484011</text:p>
          </table:table-cell>
          <table:table-cell office:value-type="float" office:value="400259">
            <text:p>400259</text:p>
          </table:table-cell>
          <table:table-cell office:value-type="float" office:value="333513">
            <text:p>333513</text:p>
          </table:table-cell>
          <table:table-cell office:value-type="float" office:value="290199">
            <text:p>29019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9127">
            <text:p>479127</text:p>
          </table:table-cell>
          <table:table-cell office:value-type="float" office:value="398046">
            <text:p>398046</text:p>
          </table:table-cell>
          <table:table-cell office:value-type="float" office:value="340296">
            <text:p>340296</text:p>
          </table:table-cell>
          <table:table-cell office:value-type="float" office:value="292226">
            <text:p>2922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5600">
            <text:p>485600</text:p>
          </table:table-cell>
          <table:table-cell office:value-type="float" office:value="397794">
            <text:p>397794</text:p>
          </table:table-cell>
          <table:table-cell office:value-type="float" office:value="335782">
            <text:p>335782</text:p>
          </table:table-cell>
          <table:table-cell office:value-type="float" office:value="292616">
            <text:p>2926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1780">
            <text:p>481780</text:p>
          </table:table-cell>
          <table:table-cell office:value-type="float" office:value="394976">
            <text:p>394976</text:p>
          </table:table-cell>
          <table:table-cell office:value-type="float" office:value="338320">
            <text:p>338320</text:p>
          </table:table-cell>
          <table:table-cell office:value-type="float" office:value="292587">
            <text:p>292587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1871">
            <text:p>481871</text:p>
          </table:table-cell>
          <table:table-cell office:value-type="float" office:value="395038">
            <text:p>395038</text:p>
          </table:table-cell>
          <table:table-cell office:value-type="float" office:value="335714">
            <text:p>33571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4925">
            <text:p>484925</text:p>
          </table:table-cell>
          <table:table-cell office:value-type="float" office:value="398340">
            <text:p>398340</text:p>
          </table:table-cell>
          <table:table-cell office:value-type="float" office:value="337915">
            <text:p>33791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0082">
            <text:p>480082</text:p>
          </table:table-cell>
          <table:table-cell office:value-type="float" office:value="397756">
            <text:p>397756</text:p>
          </table:table-cell>
          <table:table-cell office:value-type="float" office:value="337297">
            <text:p>33729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6887">
            <text:p>486887</text:p>
          </table:table-cell>
          <table:table-cell office:value-type="float" office:value="402788">
            <text:p>402788</text:p>
          </table:table-cell>
          <table:table-cell office:value-type="float" office:value="338547">
            <text:p>33854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3185">
            <text:p>483185</text:p>
          </table:table-cell>
          <table:table-cell office:value-type="float" office:value="401683">
            <text:p>401683</text:p>
          </table:table-cell>
          <table:table-cell office:value-type="float" office:value="338330">
            <text:p>33833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5545">
            <text:p>485545</text:p>
          </table:table-cell>
          <table:table-cell office:value-type="float" office:value="403330">
            <text:p>403330</text:p>
          </table:table-cell>
          <table:table-cell office:value-type="float" office:value="338581">
            <text:p>33858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6274">
            <text:p>486274</text:p>
          </table:table-cell>
          <table:table-cell office:value-type="float" office:value="403233">
            <text:p>403233</text:p>
          </table:table-cell>
          <table:table-cell office:value-type="float" office:value="336823">
            <text:p>33682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4603">
            <text:p>484603</text:p>
          </table:table-cell>
          <table:table-cell office:value-type="float" office:value="403962">
            <text:p>403962</text:p>
          </table:table-cell>
          <table:table-cell office:value-type="float" office:value="337317">
            <text:p>33731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4323">
            <text:p>484323</text:p>
          </table:table-cell>
          <table:table-cell office:value-type="float" office:value="399093">
            <text:p>399093</text:p>
          </table:table-cell>
          <table:table-cell office:value-type="float" office:value="340070">
            <text:p>34007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92733">
            <text:p>492733</text:p>
          </table:table-cell>
          <table:table-cell office:value-type="float" office:value="398955">
            <text:p>398955</text:p>
          </table:table-cell>
          <table:table-cell office:value-type="float" office:value="339167">
            <text:p>33916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9812">
            <text:p>489812</text:p>
          </table:table-cell>
          <table:table-cell office:value-type="float" office:value="400495">
            <text:p>40049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7815">
            <text:p>487815</text:p>
          </table:table-cell>
          <table:table-cell office:value-type="float" office:value="401161">
            <text:p>401161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8763">
            <text:p>488763</text:p>
          </table:table-cell>
          <table:table-cell office:value-type="float" office:value="399101">
            <text:p>399101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7667">
            <text:p>487667</text:p>
          </table:table-cell>
          <table:table-cell office:value-type="float" office:value="400194">
            <text:p>40019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6942">
            <text:p>486942</text:p>
          </table:table-cell>
          <table:table-cell office:value-type="float" office:value="401091">
            <text:p>401091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6358">
            <text:p>486358</text:p>
          </table:table-cell>
          <table:table-cell office:value-type="float" office:value="402911">
            <text:p>4029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3596">
            <text:p>493596</text:p>
          </table:table-cell>
          <table:table-cell office:value-type="float" office:value="406286">
            <text:p>40628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5953">
            <text:p>495953</text:p>
          </table:table-cell>
          <table:table-cell office:value-type="float" office:value="402285">
            <text:p>4022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4526">
            <text:p>494526</text:p>
          </table:table-cell>
          <table:table-cell office:value-type="float" office:value="405099">
            <text:p>405099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4110">
            <text:p>494110</text:p>
          </table:table-cell>
          <table:table-cell office:value-type="float" office:value="402867">
            <text:p>402867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8850">
            <text:p>498850</text:p>
          </table:table-cell>
          <table:table-cell table:number-columns-repeated="8"/>
        </table:table-row>
        <table:table-row table:style-name="ro2">
          <table:table-cell/>
          <table:table-cell office:value-type="float" office:value="492353">
            <text:p>492353</text:p>
          </table:table-cell>
          <table:table-cell table:number-columns-repeated="8"/>
        </table:table-row>
        <table:table-row table:style-name="ro2">
          <table:table-cell/>
          <table:table-cell office:value-type="float" office:value="493743">
            <text:p>493743</text:p>
          </table:table-cell>
          <table:table-cell table:number-columns-repeated="8"/>
        </table:table-row>
        <table:table-row table:style-name="ro2">
          <table:table-cell/>
          <table:table-cell office:value-type="float" office:value="493630">
            <text:p>493630</text:p>
          </table:table-cell>
          <table:table-cell table:number-columns-repeated="8"/>
        </table:table-row>
        <table:table-row table:style-name="ro2">
          <table:table-cell/>
          <table:table-cell office:value-type="float" office:value="493191">
            <text:p>493191</text:p>
          </table:table-cell>
          <table:table-cell table:number-columns-repeated="8"/>
        </table:table-row>
        <table:table-row table:style-name="ro2">
          <table:table-cell/>
          <table:table-cell office:value-type="float" office:value="499040">
            <text:p>499040</text:p>
          </table:table-cell>
          <table:table-cell table:number-columns-repeated="8"/>
        </table:table-row>
        <table:table-row table:style-name="ro2">
          <table:table-cell/>
          <table:table-cell office:value-type="float" office:value="498179">
            <text:p>498179</text:p>
          </table:table-cell>
          <table:table-cell table:number-columns-repeated="8"/>
        </table:table-row>
        <table:table-row table:style-name="ro2">
          <table:table-cell/>
          <table:table-cell office:value-type="float" office:value="495423">
            <text:p>495423</text:p>
          </table:table-cell>
          <table:table-cell table:number-columns-repeated="8"/>
        </table:table-row>
        <table:table-row table:style-name="ro2">
          <table:table-cell/>
          <table:table-cell office:value-type="float" office:value="498501">
            <text:p>498501</text:p>
          </table:table-cell>
          <table:table-cell table:number-columns-repeated="8"/>
        </table:table-row>
        <table:table-row table:style-name="ro2">
          <table:table-cell/>
          <table:table-cell office:value-type="float" office:value="501763">
            <text:p>501763</text:p>
          </table:table-cell>
          <table:table-cell table:number-columns-repeated="8"/>
        </table:table-row>
      </table:table>
      <table:table table:name="Sheet3" table:style-name="ta1">
        <table:table-column table:style-name="co1" table:number-columns-repeated="10" table:default-cell-style-name="Default"/>
        <table:table-row table:style-name="ro3">
          <table:table-cell office:value-type="string">
            <text:p>Personer: 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Iteratoner: </text:p>
          </table:table-cell>
          <table:table-cell table:number-columns-repeated="7" office:value-type="float" office:value="10000">
            <text:p>10000</text:p>
          </table:table-cell>
          <table:table-cell/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Medeltid [ms]:</text:p>
          </table:table-cell>
          <table:table-cell table:formula="of:=AVERAGE([.B4:.B80])/[.B2]" office:value-type="float" office:value="46.7262928571429">
            <text:p>46.7262928571</text:p>
          </table:table-cell>
          <table:table-cell table:formula="of:=AVERAGE([.C4:.C80])/[.C2]" office:value-type="float" office:value="37.835575">
            <text:p>37.835575</text:p>
          </table:table-cell>
          <table:table-cell table:formula="of:=AVERAGE([.D4:.D80])/[.D2]" office:value-type="float" office:value="33.076942">
            <text:p>33.076942</text:p>
          </table:table-cell>
          <table:table-cell table:formula="of:=AVERAGE([.E4:.E80])/[.E2]" office:value-type="float" office:value="30.683645">
            <text:p>30.683645</text:p>
          </table:table-cell>
          <table:table-cell table:formula="of:=AVERAGE([.F4:.F80])/[.F2]" office:value-type="float" office:value="20.7510633333333">
            <text:p>20.7510633333</text:p>
          </table:table-cell>
          <table:table-cell table:formula="of:=AVERAGE([.G4:.G80])/[.G2]" office:value-type="float" office:value="16.003155">
            <text:p>16.003155</text:p>
          </table:table-cell>
          <table:table-cell table:formula="of:=AVERAGE([.H4:.H80])/[.H2]" office:value-type="float" office:value="7.13675">
            <text:p>7.136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69766">
            <text:p>369766</text:p>
          </table:table-cell>
          <table:table-cell office:value-type="float" office:value="341346">
            <text:p>341346</text:p>
          </table:table-cell>
          <table:table-cell office:value-type="float" office:value="310852">
            <text:p>310852</text:p>
          </table:table-cell>
          <table:table-cell office:value-type="float" office:value="283169">
            <text:p>283169</text:p>
          </table:table-cell>
          <table:table-cell office:value-type="float" office:value="192670">
            <text:p>192670</text:p>
          </table:table-cell>
          <table:table-cell office:value-type="float" office:value="143920">
            <text:p>143920</text:p>
          </table:table-cell>
          <table:table-cell office:value-type="float" office:value="70293">
            <text:p>702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2963">
            <text:p>412963</text:p>
          </table:table-cell>
          <table:table-cell office:value-type="float" office:value="341674">
            <text:p>341674</text:p>
          </table:table-cell>
          <table:table-cell office:value-type="float" office:value="309332">
            <text:p>309332</text:p>
          </table:table-cell>
          <table:table-cell office:value-type="float" office:value="290711">
            <text:p>290711</text:p>
          </table:table-cell>
          <table:table-cell office:value-type="float" office:value="194321">
            <text:p>194321</text:p>
          </table:table-cell>
          <table:table-cell office:value-type="float" office:value="147756">
            <text:p>147756</text:p>
          </table:table-cell>
          <table:table-cell office:value-type="float" office:value="69906">
            <text:p>699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22793">
            <text:p>422793</text:p>
          </table:table-cell>
          <table:table-cell office:value-type="float" office:value="355889">
            <text:p>355889</text:p>
          </table:table-cell>
          <table:table-cell office:value-type="float" office:value="314171">
            <text:p>314171</text:p>
          </table:table-cell>
          <table:table-cell office:value-type="float" office:value="292024">
            <text:p>292024</text:p>
          </table:table-cell>
          <table:table-cell office:value-type="float" office:value="194842">
            <text:p>194842</text:p>
          </table:table-cell>
          <table:table-cell office:value-type="float" office:value="153934">
            <text:p>153934</text:p>
          </table:table-cell>
          <table:table-cell office:value-type="float" office:value="70549">
            <text:p>7054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5328">
            <text:p>435328</text:p>
          </table:table-cell>
          <table:table-cell office:value-type="float" office:value="357291">
            <text:p>357291</text:p>
          </table:table-cell>
          <table:table-cell office:value-type="float" office:value="313123">
            <text:p>313123</text:p>
          </table:table-cell>
          <table:table-cell office:value-type="float" office:value="293215">
            <text:p>293215</text:p>
          </table:table-cell>
          <table:table-cell office:value-type="float" office:value="196095">
            <text:p>196095</text:p>
          </table:table-cell>
          <table:table-cell office:value-type="float" office:value="154379">
            <text:p>154379</text:p>
          </table:table-cell>
          <table:table-cell office:value-type="float" office:value="70591">
            <text:p>705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6225">
            <text:p>436225</text:p>
          </table:table-cell>
          <table:table-cell office:value-type="float" office:value="358238">
            <text:p>358238</text:p>
          </table:table-cell>
          <table:table-cell office:value-type="float" office:value="318861">
            <text:p>318861</text:p>
          </table:table-cell>
          <table:table-cell office:value-type="float" office:value="296317">
            <text:p>296317</text:p>
          </table:table-cell>
          <table:table-cell office:value-type="float" office:value="196674">
            <text:p>196674</text:p>
          </table:table-cell>
          <table:table-cell office:value-type="float" office:value="154950">
            <text:p>154950</text:p>
          </table:table-cell>
          <table:table-cell office:value-type="float" office:value="71407">
            <text:p>714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1772">
            <text:p>441772</text:p>
          </table:table-cell>
          <table:table-cell office:value-type="float" office:value="367126">
            <text:p>367126</text:p>
          </table:table-cell>
          <table:table-cell office:value-type="float" office:value="315066">
            <text:p>315066</text:p>
          </table:table-cell>
          <table:table-cell office:value-type="float" office:value="298909">
            <text:p>298909</text:p>
          </table:table-cell>
          <table:table-cell office:value-type="float" office:value="197109">
            <text:p>197109</text:p>
          </table:table-cell>
          <table:table-cell office:value-type="float" office:value="155515">
            <text:p>155515</text:p>
          </table:table-cell>
          <table:table-cell office:value-type="float" office:value="71013">
            <text:p>710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0838">
            <text:p>440838</text:p>
          </table:table-cell>
          <table:table-cell office:value-type="float" office:value="361466">
            <text:p>361466</text:p>
          </table:table-cell>
          <table:table-cell office:value-type="float" office:value="312318">
            <text:p>312318</text:p>
          </table:table-cell>
          <table:table-cell office:value-type="float" office:value="300082">
            <text:p>300082</text:p>
          </table:table-cell>
          <table:table-cell office:value-type="float" office:value="200245">
            <text:p>200245</text:p>
          </table:table-cell>
          <table:table-cell office:value-type="float" office:value="155641">
            <text:p>155641</text:p>
          </table:table-cell>
          <table:table-cell office:value-type="float" office:value="71216">
            <text:p>712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3757">
            <text:p>443757</text:p>
          </table:table-cell>
          <table:table-cell office:value-type="float" office:value="364801">
            <text:p>364801</text:p>
          </table:table-cell>
          <table:table-cell office:value-type="float" office:value="315288">
            <text:p>315288</text:p>
          </table:table-cell>
          <table:table-cell office:value-type="float" office:value="303127">
            <text:p>303127</text:p>
          </table:table-cell>
          <table:table-cell office:value-type="float" office:value="205967">
            <text:p>205967</text:p>
          </table:table-cell>
          <table:table-cell office:value-type="float" office:value="155290">
            <text:p>155290</text:p>
          </table:table-cell>
          <table:table-cell office:value-type="float" office:value="72590">
            <text:p>7259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0520">
            <text:p>440520</text:p>
          </table:table-cell>
          <table:table-cell office:value-type="float" office:value="362113">
            <text:p>362113</text:p>
          </table:table-cell>
          <table:table-cell office:value-type="float" office:value="318633">
            <text:p>318633</text:p>
          </table:table-cell>
          <table:table-cell office:value-type="float" office:value="300962">
            <text:p>300962</text:p>
          </table:table-cell>
          <table:table-cell office:value-type="float" office:value="207917">
            <text:p>207917</text:p>
          </table:table-cell>
          <table:table-cell office:value-type="float" office:value="162823">
            <text:p>162823</text:p>
          </table:table-cell>
          <table:table-cell office:value-type="float" office:value="73008">
            <text:p>730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2828">
            <text:p>442828</text:p>
          </table:table-cell>
          <table:table-cell office:value-type="float" office:value="365490">
            <text:p>365490</text:p>
          </table:table-cell>
          <table:table-cell office:value-type="float" office:value="319824">
            <text:p>319824</text:p>
          </table:table-cell>
          <table:table-cell office:value-type="float" office:value="303646">
            <text:p>303646</text:p>
          </table:table-cell>
          <table:table-cell office:value-type="float" office:value="206415">
            <text:p>206415</text:p>
          </table:table-cell>
          <table:table-cell office:value-type="float" office:value="162951">
            <text:p>162951</text:p>
          </table:table-cell>
          <table:table-cell office:value-type="float" office:value="73102">
            <text:p>731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5350">
            <text:p>445350</text:p>
          </table:table-cell>
          <table:table-cell office:value-type="float" office:value="364501">
            <text:p>364501</text:p>
          </table:table-cell>
          <table:table-cell office:value-type="float" office:value="319405">
            <text:p>319405</text:p>
          </table:table-cell>
          <table:table-cell office:value-type="float" office:value="304080">
            <text:p>304080</text:p>
          </table:table-cell>
          <table:table-cell office:value-type="float" office:value="208754">
            <text:p>208754</text:p>
          </table:table-cell>
          <table:table-cell office:value-type="float" office:value="163802">
            <text:p>1638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3132">
            <text:p>443132</text:p>
          </table:table-cell>
          <table:table-cell office:value-type="float" office:value="365269">
            <text:p>365269</text:p>
          </table:table-cell>
          <table:table-cell office:value-type="float" office:value="323959">
            <text:p>323959</text:p>
          </table:table-cell>
          <table:table-cell office:value-type="float" office:value="306143">
            <text:p>306143</text:p>
          </table:table-cell>
          <table:table-cell office:value-type="float" office:value="209043">
            <text:p>209043</text:p>
          </table:table-cell>
          <table:table-cell office:value-type="float" office:value="163932">
            <text:p>1639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2308">
            <text:p>442308</text:p>
          </table:table-cell>
          <table:table-cell office:value-type="float" office:value="364858">
            <text:p>364858</text:p>
          </table:table-cell>
          <table:table-cell office:value-type="float" office:value="325654">
            <text:p>325654</text:p>
          </table:table-cell>
          <table:table-cell office:value-type="float" office:value="304441">
            <text:p>304441</text:p>
          </table:table-cell>
          <table:table-cell office:value-type="float" office:value="209356">
            <text:p>209356</text:p>
          </table:table-cell>
          <table:table-cell office:value-type="float" office:value="164923">
            <text:p>16492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3886">
            <text:p>443886</text:p>
          </table:table-cell>
          <table:table-cell office:value-type="float" office:value="365411">
            <text:p>365411</text:p>
          </table:table-cell>
          <table:table-cell office:value-type="float" office:value="324268">
            <text:p>324268</text:p>
          </table:table-cell>
          <table:table-cell office:value-type="float" office:value="305884">
            <text:p>305884</text:p>
          </table:table-cell>
          <table:table-cell office:value-type="float" office:value="212912">
            <text:p>212912</text:p>
          </table:table-cell>
          <table:table-cell office:value-type="float" office:value="164530">
            <text:p>1645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6449">
            <text:p>446449</text:p>
          </table:table-cell>
          <table:table-cell office:value-type="float" office:value="366379">
            <text:p>366379</text:p>
          </table:table-cell>
          <table:table-cell office:value-type="float" office:value="322052">
            <text:p>322052</text:p>
          </table:table-cell>
          <table:table-cell office:value-type="float" office:value="304274">
            <text:p>304274</text:p>
          </table:table-cell>
          <table:table-cell office:value-type="float" office:value="211408">
            <text:p>211408</text:p>
          </table:table-cell>
          <table:table-cell office:value-type="float" office:value="165483">
            <text:p>16548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6669">
            <text:p>446669</text:p>
          </table:table-cell>
          <table:table-cell office:value-type="float" office:value="370446">
            <text:p>370446</text:p>
          </table:table-cell>
          <table:table-cell office:value-type="float" office:value="323532">
            <text:p>323532</text:p>
          </table:table-cell>
          <table:table-cell office:value-type="float" office:value="303654">
            <text:p>303654</text:p>
          </table:table-cell>
          <table:table-cell office:value-type="float" office:value="209770">
            <text:p>209770</text:p>
          </table:table-cell>
          <table:table-cell office:value-type="float" office:value="165608">
            <text:p>16560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9360">
            <text:p>449360</text:p>
          </table:table-cell>
          <table:table-cell office:value-type="float" office:value="366852">
            <text:p>366852</text:p>
          </table:table-cell>
          <table:table-cell office:value-type="float" office:value="326159">
            <text:p>326159</text:p>
          </table:table-cell>
          <table:table-cell office:value-type="float" office:value="307702">
            <text:p>307702</text:p>
          </table:table-cell>
          <table:table-cell office:value-type="float" office:value="211211">
            <text:p>211211</text:p>
          </table:table-cell>
          <table:table-cell office:value-type="float" office:value="165735">
            <text:p>165735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5622">
            <text:p>445622</text:p>
          </table:table-cell>
          <table:table-cell office:value-type="float" office:value="373368">
            <text:p>373368</text:p>
          </table:table-cell>
          <table:table-cell office:value-type="float" office:value="329828">
            <text:p>329828</text:p>
          </table:table-cell>
          <table:table-cell office:value-type="float" office:value="308267">
            <text:p>308267</text:p>
          </table:table-cell>
          <table:table-cell office:value-type="float" office:value="211140">
            <text:p>211140</text:p>
          </table:table-cell>
          <table:table-cell office:value-type="float" office:value="166123">
            <text:p>16612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6785">
            <text:p>446785</text:p>
          </table:table-cell>
          <table:table-cell office:value-type="float" office:value="374078">
            <text:p>374078</text:p>
          </table:table-cell>
          <table:table-cell office:value-type="float" office:value="333140">
            <text:p>333140</text:p>
          </table:table-cell>
          <table:table-cell office:value-type="float" office:value="308108">
            <text:p>308108</text:p>
          </table:table-cell>
          <table:table-cell office:value-type="float" office:value="210474">
            <text:p>210474</text:p>
          </table:table-cell>
          <table:table-cell office:value-type="float" office:value="166133">
            <text:p>1661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1752">
            <text:p>451752</text:p>
          </table:table-cell>
          <table:table-cell office:value-type="float" office:value="373368">
            <text:p>373368</text:p>
          </table:table-cell>
          <table:table-cell office:value-type="float" office:value="328337">
            <text:p>328337</text:p>
          </table:table-cell>
          <table:table-cell office:value-type="float" office:value="306226">
            <text:p>306226</text:p>
          </table:table-cell>
          <table:table-cell office:value-type="float" office:value="211364">
            <text:p>211364</text:p>
          </table:table-cell>
          <table:table-cell office:value-type="float" office:value="167203">
            <text:p>1672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0403">
            <text:p>450403</text:p>
          </table:table-cell>
          <table:table-cell office:value-type="float" office:value="377008">
            <text:p>377008</text:p>
          </table:table-cell>
          <table:table-cell office:value-type="float" office:value="329280">
            <text:p>329280</text:p>
          </table:table-cell>
          <table:table-cell office:value-type="float" office:value="309302">
            <text:p>309302</text:p>
          </table:table-cell>
          <table:table-cell office:value-type="float" office:value="211167">
            <text:p>2111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2418">
            <text:p>452418</text:p>
          </table:table-cell>
          <table:table-cell office:value-type="float" office:value="372676">
            <text:p>372676</text:p>
          </table:table-cell>
          <table:table-cell office:value-type="float" office:value="332495">
            <text:p>332495</text:p>
          </table:table-cell>
          <table:table-cell office:value-type="float" office:value="306541">
            <text:p>306541</text:p>
          </table:table-cell>
          <table:table-cell office:value-type="float" office:value="211160">
            <text:p>2111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5888">
            <text:p>455888</text:p>
          </table:table-cell>
          <table:table-cell office:value-type="float" office:value="380321">
            <text:p>380321</text:p>
          </table:table-cell>
          <table:table-cell office:value-type="float" office:value="331997">
            <text:p>331997</text:p>
          </table:table-cell>
          <table:table-cell office:value-type="float" office:value="306772">
            <text:p>306772</text:p>
          </table:table-cell>
          <table:table-cell office:value-type="float" office:value="212528">
            <text:p>21252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5551">
            <text:p>455551</text:p>
          </table:table-cell>
          <table:table-cell office:value-type="float" office:value="381207">
            <text:p>381207</text:p>
          </table:table-cell>
          <table:table-cell office:value-type="float" office:value="331501">
            <text:p>331501</text:p>
          </table:table-cell>
          <table:table-cell office:value-type="float" office:value="310336">
            <text:p>310336</text:p>
          </table:table-cell>
          <table:table-cell office:value-type="float" office:value="210767">
            <text:p>2107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3924">
            <text:p>463924</text:p>
          </table:table-cell>
          <table:table-cell office:value-type="float" office:value="381320">
            <text:p>381320</text:p>
          </table:table-cell>
          <table:table-cell office:value-type="float" office:value="331366">
            <text:p>331366</text:p>
          </table:table-cell>
          <table:table-cell office:value-type="float" office:value="307690">
            <text:p>307690</text:p>
          </table:table-cell>
          <table:table-cell office:value-type="float" office:value="212561">
            <text:p>2125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6473">
            <text:p>466473</text:p>
          </table:table-cell>
          <table:table-cell office:value-type="float" office:value="378206">
            <text:p>378206</text:p>
          </table:table-cell>
          <table:table-cell office:value-type="float" office:value="331118">
            <text:p>331118</text:p>
          </table:table-cell>
          <table:table-cell office:value-type="float" office:value="312740">
            <text:p>312740</text:p>
          </table:table-cell>
          <table:table-cell office:value-type="float" office:value="212323">
            <text:p>2123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8540">
            <text:p>478540</text:p>
          </table:table-cell>
          <table:table-cell office:value-type="float" office:value="377969">
            <text:p>377969</text:p>
          </table:table-cell>
          <table:table-cell office:value-type="float" office:value="332615">
            <text:p>332615</text:p>
          </table:table-cell>
          <table:table-cell office:value-type="float" office:value="312204">
            <text:p>312204</text:p>
          </table:table-cell>
          <table:table-cell office:value-type="float" office:value="212521">
            <text:p>2125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8840">
            <text:p>468840</text:p>
          </table:table-cell>
          <table:table-cell office:value-type="float" office:value="377983">
            <text:p>377983</text:p>
          </table:table-cell>
          <table:table-cell office:value-type="float" office:value="332415">
            <text:p>332415</text:p>
          </table:table-cell>
          <table:table-cell office:value-type="float" office:value="311537">
            <text:p>311537</text:p>
          </table:table-cell>
          <table:table-cell office:value-type="float" office:value="214233">
            <text:p>2142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2764">
            <text:p>472764</text:p>
          </table:table-cell>
          <table:table-cell office:value-type="float" office:value="378832">
            <text:p>378832</text:p>
          </table:table-cell>
          <table:table-cell office:value-type="float" office:value="334432">
            <text:p>334432</text:p>
          </table:table-cell>
          <table:table-cell office:value-type="float" office:value="312759">
            <text:p>312759</text:p>
          </table:table-cell>
          <table:table-cell office:value-type="float" office:value="214596">
            <text:p>2145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4223">
            <text:p>474223</text:p>
          </table:table-cell>
          <table:table-cell office:value-type="float" office:value="382062">
            <text:p>382062</text:p>
          </table:table-cell>
          <table:table-cell office:value-type="float" office:value="333899">
            <text:p>333899</text:p>
          </table:table-cell>
          <table:table-cell office:value-type="float" office:value="312520">
            <text:p>312520</text:p>
          </table:table-cell>
          <table:table-cell office:value-type="float" office:value="215776">
            <text:p>2157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0687">
            <text:p>470687</text:p>
          </table:table-cell>
          <table:table-cell office:value-type="float" office:value="383486">
            <text:p>383486</text:p>
          </table:table-cell>
          <table:table-cell office:value-type="float" office:value="337782">
            <text:p>337782</text:p>
          </table:table-cell>
          <table:table-cell office:value-type="float" office:value="312102">
            <text:p>3121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4722">
            <text:p>474722</text:p>
          </table:table-cell>
          <table:table-cell office:value-type="float" office:value="384585">
            <text:p>384585</text:p>
          </table:table-cell>
          <table:table-cell office:value-type="float" office:value="333950">
            <text:p>333950</text:p>
          </table:table-cell>
          <table:table-cell office:value-type="float" office:value="314486">
            <text:p>314486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1858">
            <text:p>471858</text:p>
          </table:table-cell>
          <table:table-cell office:value-type="float" office:value="383375">
            <text:p>383375</text:p>
          </table:table-cell>
          <table:table-cell office:value-type="float" office:value="334611">
            <text:p>334611</text:p>
          </table:table-cell>
          <table:table-cell office:value-type="float" office:value="313260">
            <text:p>3132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2723">
            <text:p>472723</text:p>
          </table:table-cell>
          <table:table-cell office:value-type="float" office:value="384308">
            <text:p>384308</text:p>
          </table:table-cell>
          <table:table-cell office:value-type="float" office:value="333837">
            <text:p>333837</text:p>
          </table:table-cell>
          <table:table-cell office:value-type="float" office:value="313804">
            <text:p>3138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8638">
            <text:p>478638</text:p>
          </table:table-cell>
          <table:table-cell office:value-type="float" office:value="381827">
            <text:p>381827</text:p>
          </table:table-cell>
          <table:table-cell office:value-type="float" office:value="337486">
            <text:p>337486</text:p>
          </table:table-cell>
          <table:table-cell office:value-type="float" office:value="313739">
            <text:p>3137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6143">
            <text:p>476143</text:p>
          </table:table-cell>
          <table:table-cell office:value-type="float" office:value="386077">
            <text:p>386077</text:p>
          </table:table-cell>
          <table:table-cell office:value-type="float" office:value="340202">
            <text:p>340202</text:p>
          </table:table-cell>
          <table:table-cell office:value-type="float" office:value="315247">
            <text:p>3152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6268">
            <text:p>476268</text:p>
          </table:table-cell>
          <table:table-cell office:value-type="float" office:value="384936">
            <text:p>384936</text:p>
          </table:table-cell>
          <table:table-cell office:value-type="float" office:value="338696">
            <text:p>338696</text:p>
          </table:table-cell>
          <table:table-cell office:value-type="float" office:value="317697">
            <text:p>317697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0587">
            <text:p>480587</text:p>
          </table:table-cell>
          <table:table-cell office:value-type="float" office:value="382677">
            <text:p>382677</text:p>
          </table:table-cell>
          <table:table-cell office:value-type="float" office:value="339361">
            <text:p>339361</text:p>
          </table:table-cell>
          <table:table-cell office:value-type="float" office:value="315276">
            <text:p>3152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1160">
            <text:p>481160</text:p>
          </table:table-cell>
          <table:table-cell office:value-type="float" office:value="384681">
            <text:p>384681</text:p>
          </table:table-cell>
          <table:table-cell office:value-type="float" office:value="341640">
            <text:p>341640</text:p>
          </table:table-cell>
          <table:table-cell office:value-type="float" office:value="315216">
            <text:p>3152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1855">
            <text:p>481855</text:p>
          </table:table-cell>
          <table:table-cell office:value-type="float" office:value="385664">
            <text:p>385664</text:p>
          </table:table-cell>
          <table:table-cell office:value-type="float" office:value="339361">
            <text:p>339361</text:p>
          </table:table-cell>
          <table:table-cell office:value-type="float" office:value="319289">
            <text:p>31928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2641">
            <text:p>482641</text:p>
          </table:table-cell>
          <table:table-cell office:value-type="float" office:value="385420">
            <text:p>385420</text:p>
          </table:table-cell>
          <table:table-cell office:value-type="float" office:value="342183">
            <text:p>34218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9832">
            <text:p>479832</text:p>
          </table:table-cell>
          <table:table-cell office:value-type="float" office:value="384705">
            <text:p>384705</text:p>
          </table:table-cell>
          <table:table-cell office:value-type="float" office:value="339427">
            <text:p>33942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2395">
            <text:p>482395</text:p>
          </table:table-cell>
          <table:table-cell office:value-type="float" office:value="387879">
            <text:p>387879</text:p>
          </table:table-cell>
          <table:table-cell office:value-type="float" office:value="341664">
            <text:p>34166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4229">
            <text:p>484229</text:p>
          </table:table-cell>
          <table:table-cell office:value-type="float" office:value="386464">
            <text:p>386464</text:p>
          </table:table-cell>
          <table:table-cell office:value-type="float" office:value="344632">
            <text:p>3446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3160">
            <text:p>483160</text:p>
          </table:table-cell>
          <table:table-cell office:value-type="float" office:value="386723">
            <text:p>386723</text:p>
          </table:table-cell>
          <table:table-cell office:value-type="float" office:value="343004">
            <text:p>34300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9478">
            <text:p>479478</text:p>
          </table:table-cell>
          <table:table-cell office:value-type="float" office:value="386602">
            <text:p>386602</text:p>
          </table:table-cell>
          <table:table-cell office:value-type="float" office:value="344971">
            <text:p>34497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1191">
            <text:p>481191</text:p>
          </table:table-cell>
          <table:table-cell office:value-type="float" office:value="386622">
            <text:p>386622</text:p>
          </table:table-cell>
          <table:table-cell office:value-type="float" office:value="344560">
            <text:p>34456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4414">
            <text:p>484414</text:p>
          </table:table-cell>
          <table:table-cell office:value-type="float" office:value="392349">
            <text:p>392349</text:p>
          </table:table-cell>
          <table:table-cell office:value-type="float" office:value="346098">
            <text:p>34609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0862">
            <text:p>480862</text:p>
          </table:table-cell>
          <table:table-cell office:value-type="float" office:value="389998">
            <text:p>389998</text:p>
          </table:table-cell>
          <table:table-cell office:value-type="float" office:value="346269">
            <text:p>346269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3716">
            <text:p>483716</text:p>
          </table:table-cell>
          <table:table-cell office:value-type="float" office:value="390949">
            <text:p>390949</text:p>
          </table:table-cell>
          <table:table-cell office:value-type="float" office:value="343817">
            <text:p>343817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2097">
            <text:p>482097</text:p>
          </table:table-cell>
          <table:table-cell office:value-type="float" office:value="390497">
            <text:p>390497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5424">
            <text:p>485424</text:p>
          </table:table-cell>
          <table:table-cell office:value-type="float" office:value="394345">
            <text:p>3943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5897">
            <text:p>485897</text:p>
          </table:table-cell>
          <table:table-cell office:value-type="float" office:value="391386">
            <text:p>39138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6825">
            <text:p>486825</text:p>
          </table:table-cell>
          <table:table-cell office:value-type="float" office:value="389863">
            <text:p>38986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7659">
            <text:p>487659</text:p>
          </table:table-cell>
          <table:table-cell office:value-type="float" office:value="395947">
            <text:p>395947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6059">
            <text:p>486059</text:p>
          </table:table-cell>
          <table:table-cell office:value-type="float" office:value="392650">
            <text:p>392650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5581">
            <text:p>485581</text:p>
          </table:table-cell>
          <table:table-cell office:value-type="float" office:value="393147">
            <text:p>393147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8171">
            <text:p>488171</text:p>
          </table:table-cell>
          <table:table-cell office:value-type="float" office:value="392734">
            <text:p>39273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6941">
            <text:p>486941</text:p>
          </table:table-cell>
          <table:table-cell office:value-type="float" office:value="396174">
            <text:p>39617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5482">
            <text:p>485482</text:p>
          </table:table-cell>
          <table:table-cell office:value-type="float" office:value="397727">
            <text:p>397727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6246">
            <text:p>486246</text:p>
          </table:table-cell>
          <table:table-cell table:number-columns-repeated="8"/>
        </table:table-row>
        <table:table-row table:style-name="ro2">
          <table:table-cell/>
          <table:table-cell office:value-type="float" office:value="484818">
            <text:p>484818</text:p>
          </table:table-cell>
          <table:table-cell table:number-columns-repeated="8"/>
        </table:table-row>
        <table:table-row table:style-name="ro2">
          <table:table-cell/>
          <table:table-cell office:value-type="float" office:value="485439">
            <text:p>485439</text:p>
          </table:table-cell>
          <table:table-cell table:number-columns-repeated="8"/>
        </table:table-row>
        <table:table-row table:style-name="ro2">
          <table:table-cell/>
          <table:table-cell office:value-type="float" office:value="486049">
            <text:p>4860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488145">
            <text:p>488145</text:p>
          </table:table-cell>
          <table:table-cell table:number-columns-repeated="8"/>
        </table:table-row>
        <table:table-row table:style-name="ro2">
          <table:table-cell/>
          <table:table-cell office:value-type="float" office:value="486337">
            <text:p>486337</text:p>
          </table:table-cell>
          <table:table-cell table:number-columns-repeated="8"/>
        </table:table-row>
        <table:table-row table:style-name="ro2">
          <table:table-cell/>
          <table:table-cell office:value-type="float" office:value="488537">
            <text:p>488537</text:p>
          </table:table-cell>
          <table:table-cell table:number-columns-repeated="8"/>
        </table:table-row>
        <table:table-row table:style-name="ro2">
          <table:table-cell/>
          <table:table-cell office:value-type="float" office:value="487364">
            <text:p>487364</text:p>
          </table:table-cell>
          <table:table-cell table:number-columns-repeated="8"/>
        </table:table-row>
        <table:table-row table:style-name="ro2">
          <table:table-cell/>
          <table:table-cell office:value-type="float" office:value="489034">
            <text:p>489034</text:p>
          </table:table-cell>
          <table:table-cell table:number-columns-repeated="8"/>
        </table:table-row>
        <table:table-row table:style-name="ro2">
          <table:table-cell/>
          <table:table-cell office:value-type="float" office:value="492614">
            <text:p>492614</text:p>
          </table:table-cell>
          <table:table-cell table:number-columns-repeated="8"/>
        </table:table-row>
      </table:table>
      <table:table table:name="Sheet4" table:style-name="ta1">
        <table:table-column table:style-name="co1" table:number-columns-repeated="10" table:default-cell-style-name="Default"/>
        <table:table-row table:style-name="ro3">
          <table:table-cell office:value-type="string">
            <text:p>Personer: 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Iteratoner: </text:p>
          </table:table-cell>
          <table:table-cell table:number-columns-repeated="7" office:value-type="float" office:value="10000">
            <text:p>10000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edeltid [ms]:</text:p>
          </table:table-cell>
          <table:table-cell table:formula="of:=AVERAGE([.B4:.B80])/[.B2]" office:value-type="float" office:value="62.1982614285714">
            <text:p>62.1982614286</text:p>
          </table:table-cell>
          <table:table-cell table:formula="of:=AVERAGE([.C4:.C80])/[.C2]" office:value-type="float" office:value="55.438355">
            <text:p>55.438355</text:p>
          </table:table-cell>
          <table:table-cell table:formula="of:=AVERAGE([.D4:.D80])/[.D2]" office:value-type="float" office:value="45.549684">
            <text:p>45.549684</text:p>
          </table:table-cell>
          <table:table-cell table:formula="of:=AVERAGE([.E4:.E80])/[.E2]" office:value-type="float" office:value="37.3861625">
            <text:p>37.3861625</text:p>
          </table:table-cell>
          <table:table-cell table:formula="of:=AVERAGE([.F4:.F80])/[.F2]" office:value-type="float" office:value="27.75266">
            <text:p>27.75266</text:p>
          </table:table-cell>
          <table:table-cell table:formula="of:=AVERAGE([.G4:.G80])/[.G2]" office:value-type="float" office:value="19.103655">
            <text:p>19.103655</text:p>
          </table:table-cell>
          <table:table-cell table:formula="of:=AVERAGE([.H4:.H80])/[.H2]" office:value-type="float" office:value="13.68895">
            <text:p>13.688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540912">
            <text:p>540912</text:p>
          </table:table-cell>
          <table:table-cell office:value-type="float" office:value="502294">
            <text:p>502294</text:p>
          </table:table-cell>
          <table:table-cell office:value-type="float" office:value="417383">
            <text:p>417383</text:p>
          </table:table-cell>
          <table:table-cell office:value-type="float" office:value="343267">
            <text:p>343267</text:p>
          </table:table-cell>
          <table:table-cell office:value-type="float" office:value="258639">
            <text:p>258639</text:p>
          </table:table-cell>
          <table:table-cell office:value-type="float" office:value="186513">
            <text:p>186513</text:p>
          </table:table-cell>
          <table:table-cell office:value-type="float" office:value="134966">
            <text:p>1349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47443">
            <text:p>547443</text:p>
          </table:table-cell>
          <table:table-cell office:value-type="float" office:value="511302">
            <text:p>511302</text:p>
          </table:table-cell>
          <table:table-cell office:value-type="float" office:value="427923">
            <text:p>427923</text:p>
          </table:table-cell>
          <table:table-cell office:value-type="float" office:value="355714">
            <text:p>355714</text:p>
          </table:table-cell>
          <table:table-cell office:value-type="float" office:value="264924">
            <text:p>264924</text:p>
          </table:table-cell>
          <table:table-cell office:value-type="float" office:value="186218">
            <text:p>186218</text:p>
          </table:table-cell>
          <table:table-cell office:value-type="float" office:value="135842">
            <text:p>13584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50697">
            <text:p>550697</text:p>
          </table:table-cell>
          <table:table-cell office:value-type="float" office:value="515840">
            <text:p>515840</text:p>
          </table:table-cell>
          <table:table-cell office:value-type="float" office:value="435254">
            <text:p>435254</text:p>
          </table:table-cell>
          <table:table-cell office:value-type="float" office:value="357602">
            <text:p>357602</text:p>
          </table:table-cell>
          <table:table-cell office:value-type="float" office:value="265585">
            <text:p>265585</text:p>
          </table:table-cell>
          <table:table-cell office:value-type="float" office:value="188279">
            <text:p>188279</text:p>
          </table:table-cell>
          <table:table-cell office:value-type="float" office:value="135060">
            <text:p>135060</text:p>
          </table:table-cell>
          <table:table-cell table:number-columns-repeated="2"/>
        </table:table-row>
        <table:table-row table:style-name="ro2">
          <table:table-cell/>
          <table:table-cell office:value-type="float" office:value="568744">
            <text:p>568744</text:p>
          </table:table-cell>
          <table:table-cell office:value-type="float" office:value="518875">
            <text:p>518875</text:p>
          </table:table-cell>
          <table:table-cell office:value-type="float" office:value="439049">
            <text:p>439049</text:p>
          </table:table-cell>
          <table:table-cell office:value-type="float" office:value="359350">
            <text:p>359350</text:p>
          </table:table-cell>
          <table:table-cell office:value-type="float" office:value="267616">
            <text:p>267616</text:p>
          </table:table-cell>
          <table:table-cell office:value-type="float" office:value="188552">
            <text:p>188552</text:p>
          </table:table-cell>
          <table:table-cell office:value-type="float" office:value="135390">
            <text:p>135390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0160">
            <text:p>570160</text:p>
          </table:table-cell>
          <table:table-cell office:value-type="float" office:value="520980">
            <text:p>520980</text:p>
          </table:table-cell>
          <table:table-cell office:value-type="float" office:value="436966">
            <text:p>436966</text:p>
          </table:table-cell>
          <table:table-cell office:value-type="float" office:value="360247">
            <text:p>360247</text:p>
          </table:table-cell>
          <table:table-cell office:value-type="float" office:value="269020">
            <text:p>269020</text:p>
          </table:table-cell>
          <table:table-cell office:value-type="float" office:value="189574">
            <text:p>189574</text:p>
          </table:table-cell>
          <table:table-cell office:value-type="float" office:value="136676">
            <text:p>1366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1685">
            <text:p>571685</text:p>
          </table:table-cell>
          <table:table-cell office:value-type="float" office:value="523763">
            <text:p>523763</text:p>
          </table:table-cell>
          <table:table-cell office:value-type="float" office:value="438492">
            <text:p>438492</text:p>
          </table:table-cell>
          <table:table-cell office:value-type="float" office:value="360067">
            <text:p>360067</text:p>
          </table:table-cell>
          <table:table-cell office:value-type="float" office:value="272906">
            <text:p>272906</text:p>
          </table:table-cell>
          <table:table-cell office:value-type="float" office:value="189228">
            <text:p>189228</text:p>
          </table:table-cell>
          <table:table-cell office:value-type="float" office:value="137291">
            <text:p>1372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2249">
            <text:p>572249</text:p>
          </table:table-cell>
          <table:table-cell office:value-type="float" office:value="523410">
            <text:p>523410</text:p>
          </table:table-cell>
          <table:table-cell office:value-type="float" office:value="443622">
            <text:p>443622</text:p>
          </table:table-cell>
          <table:table-cell office:value-type="float" office:value="361893">
            <text:p>361893</text:p>
          </table:table-cell>
          <table:table-cell office:value-type="float" office:value="272725">
            <text:p>272725</text:p>
          </table:table-cell>
          <table:table-cell office:value-type="float" office:value="190737">
            <text:p>190737</text:p>
          </table:table-cell>
          <table:table-cell office:value-type="float" office:value="137090">
            <text:p>137090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4649">
            <text:p>574649</text:p>
          </table:table-cell>
          <table:table-cell office:value-type="float" office:value="523672">
            <text:p>523672</text:p>
          </table:table-cell>
          <table:table-cell office:value-type="float" office:value="448955">
            <text:p>448955</text:p>
          </table:table-cell>
          <table:table-cell office:value-type="float" office:value="366821">
            <text:p>366821</text:p>
          </table:table-cell>
          <table:table-cell office:value-type="float" office:value="274708">
            <text:p>274708</text:p>
          </table:table-cell>
          <table:table-cell office:value-type="float" office:value="190718">
            <text:p>190718</text:p>
          </table:table-cell>
          <table:table-cell office:value-type="float" office:value="137902">
            <text:p>1379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2541">
            <text:p>572541</text:p>
          </table:table-cell>
          <table:table-cell office:value-type="float" office:value="526739">
            <text:p>526739</text:p>
          </table:table-cell>
          <table:table-cell office:value-type="float" office:value="448874">
            <text:p>448874</text:p>
          </table:table-cell>
          <table:table-cell office:value-type="float" office:value="364962">
            <text:p>364962</text:p>
          </table:table-cell>
          <table:table-cell office:value-type="float" office:value="276216">
            <text:p>276216</text:p>
          </table:table-cell>
          <table:table-cell office:value-type="float" office:value="191061">
            <text:p>191061</text:p>
          </table:table-cell>
          <table:table-cell office:value-type="float" office:value="138919">
            <text:p>1389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6795">
            <text:p>576795</text:p>
          </table:table-cell>
          <table:table-cell office:value-type="float" office:value="529011">
            <text:p>529011</text:p>
          </table:table-cell>
          <table:table-cell office:value-type="float" office:value="447931">
            <text:p>447931</text:p>
          </table:table-cell>
          <table:table-cell office:value-type="float" office:value="365533">
            <text:p>365533</text:p>
          </table:table-cell>
          <table:table-cell office:value-type="float" office:value="274317">
            <text:p>274317</text:p>
          </table:table-cell>
          <table:table-cell office:value-type="float" office:value="190999">
            <text:p>190999</text:p>
          </table:table-cell>
          <table:table-cell office:value-type="float" office:value="139759">
            <text:p>139759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5183">
            <text:p>575183</text:p>
          </table:table-cell>
          <table:table-cell office:value-type="float" office:value="538621">
            <text:p>538621</text:p>
          </table:table-cell>
          <table:table-cell office:value-type="float" office:value="450378">
            <text:p>450378</text:p>
          </table:table-cell>
          <table:table-cell office:value-type="float" office:value="367246">
            <text:p>367246</text:p>
          </table:table-cell>
          <table:table-cell office:value-type="float" office:value="277288">
            <text:p>277288</text:p>
          </table:table-cell>
          <table:table-cell office:value-type="float" office:value="192555">
            <text:p>1925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7687">
            <text:p>577687</text:p>
          </table:table-cell>
          <table:table-cell office:value-type="float" office:value="539115">
            <text:p>539115</text:p>
          </table:table-cell>
          <table:table-cell office:value-type="float" office:value="453828">
            <text:p>453828</text:p>
          </table:table-cell>
          <table:table-cell office:value-type="float" office:value="368637">
            <text:p>368637</text:p>
          </table:table-cell>
          <table:table-cell office:value-type="float" office:value="277185">
            <text:p>277185</text:p>
          </table:table-cell>
          <table:table-cell office:value-type="float" office:value="191515">
            <text:p>19151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9705">
            <text:p>579705</text:p>
          </table:table-cell>
          <table:table-cell office:value-type="float" office:value="544967">
            <text:p>544967</text:p>
          </table:table-cell>
          <table:table-cell office:value-type="float" office:value="455293">
            <text:p>455293</text:p>
          </table:table-cell>
          <table:table-cell office:value-type="float" office:value="368009">
            <text:p>368009</text:p>
          </table:table-cell>
          <table:table-cell office:value-type="float" office:value="279797">
            <text:p>279797</text:p>
          </table:table-cell>
          <table:table-cell office:value-type="float" office:value="193009">
            <text:p>193009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4196">
            <text:p>584196</text:p>
          </table:table-cell>
          <table:table-cell office:value-type="float" office:value="548665">
            <text:p>548665</text:p>
          </table:table-cell>
          <table:table-cell office:value-type="float" office:value="452612">
            <text:p>452612</text:p>
          </table:table-cell>
          <table:table-cell office:value-type="float" office:value="365224">
            <text:p>365224</text:p>
          </table:table-cell>
          <table:table-cell office:value-type="float" office:value="279310">
            <text:p>279310</text:p>
          </table:table-cell>
          <table:table-cell office:value-type="float" office:value="192082">
            <text:p>19208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5516">
            <text:p>585516</text:p>
          </table:table-cell>
          <table:table-cell office:value-type="float" office:value="546596">
            <text:p>546596</text:p>
          </table:table-cell>
          <table:table-cell office:value-type="float" office:value="455722">
            <text:p>455722</text:p>
          </table:table-cell>
          <table:table-cell office:value-type="float" office:value="372724">
            <text:p>372724</text:p>
          </table:table-cell>
          <table:table-cell office:value-type="float" office:value="280721">
            <text:p>280721</text:p>
          </table:table-cell>
          <table:table-cell office:value-type="float" office:value="193157">
            <text:p>19315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9548">
            <text:p>589548</text:p>
          </table:table-cell>
          <table:table-cell office:value-type="float" office:value="549460">
            <text:p>549460</text:p>
          </table:table-cell>
          <table:table-cell office:value-type="float" office:value="453724">
            <text:p>453724</text:p>
          </table:table-cell>
          <table:table-cell office:value-type="float" office:value="371576">
            <text:p>371576</text:p>
          </table:table-cell>
          <table:table-cell office:value-type="float" office:value="279611">
            <text:p>279611</text:p>
          </table:table-cell>
          <table:table-cell office:value-type="float" office:value="191814">
            <text:p>1918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0345">
            <text:p>590345</text:p>
          </table:table-cell>
          <table:table-cell office:value-type="float" office:value="550878">
            <text:p>550878</text:p>
          </table:table-cell>
          <table:table-cell office:value-type="float" office:value="452550">
            <text:p>452550</text:p>
          </table:table-cell>
          <table:table-cell office:value-type="float" office:value="372022">
            <text:p>372022</text:p>
          </table:table-cell>
          <table:table-cell office:value-type="float" office:value="281224">
            <text:p>281224</text:p>
          </table:table-cell>
          <table:table-cell office:value-type="float" office:value="192368">
            <text:p>1923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0774">
            <text:p>590774</text:p>
          </table:table-cell>
          <table:table-cell office:value-type="float" office:value="550993">
            <text:p>550993</text:p>
          </table:table-cell>
          <table:table-cell office:value-type="float" office:value="454746">
            <text:p>454746</text:p>
          </table:table-cell>
          <table:table-cell office:value-type="float" office:value="374799">
            <text:p>374799</text:p>
          </table:table-cell>
          <table:table-cell office:value-type="float" office:value="281067">
            <text:p>281067</text:p>
          </table:table-cell>
          <table:table-cell office:value-type="float" office:value="194060">
            <text:p>1940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2671">
            <text:p>592671</text:p>
          </table:table-cell>
          <table:table-cell office:value-type="float" office:value="548565">
            <text:p>548565</text:p>
          </table:table-cell>
          <table:table-cell office:value-type="float" office:value="455472">
            <text:p>455472</text:p>
          </table:table-cell>
          <table:table-cell office:value-type="float" office:value="374983">
            <text:p>374983</text:p>
          </table:table-cell>
          <table:table-cell office:value-type="float" office:value="280026">
            <text:p>280026</text:p>
          </table:table-cell>
          <table:table-cell office:value-type="float" office:value="193388">
            <text:p>1933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4846">
            <text:p>594846</text:p>
          </table:table-cell>
          <table:table-cell office:value-type="float" office:value="552412">
            <text:p>552412</text:p>
          </table:table-cell>
          <table:table-cell office:value-type="float" office:value="451845">
            <text:p>451845</text:p>
          </table:table-cell>
          <table:table-cell office:value-type="float" office:value="378152">
            <text:p>378152</text:p>
          </table:table-cell>
          <table:table-cell office:value-type="float" office:value="282965">
            <text:p>282965</text:p>
          </table:table-cell>
          <table:table-cell office:value-type="float" office:value="194904">
            <text:p>194904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3192">
            <text:p>593192</text:p>
          </table:table-cell>
          <table:table-cell office:value-type="float" office:value="549975">
            <text:p>549975</text:p>
          </table:table-cell>
          <table:table-cell office:value-type="float" office:value="457217">
            <text:p>457217</text:p>
          </table:table-cell>
          <table:table-cell office:value-type="float" office:value="375003">
            <text:p>375003</text:p>
          </table:table-cell>
          <table:table-cell office:value-type="float" office:value="282066">
            <text:p>2820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6023">
            <text:p>596023</text:p>
          </table:table-cell>
          <table:table-cell office:value-type="float" office:value="560069">
            <text:p>560069</text:p>
          </table:table-cell>
          <table:table-cell office:value-type="float" office:value="456668">
            <text:p>456668</text:p>
          </table:table-cell>
          <table:table-cell office:value-type="float" office:value="375819">
            <text:p>375819</text:p>
          </table:table-cell>
          <table:table-cell office:value-type="float" office:value="281674">
            <text:p>2816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8092">
            <text:p>608092</text:p>
          </table:table-cell>
          <table:table-cell office:value-type="float" office:value="554265">
            <text:p>554265</text:p>
          </table:table-cell>
          <table:table-cell office:value-type="float" office:value="453850">
            <text:p>453850</text:p>
          </table:table-cell>
          <table:table-cell office:value-type="float" office:value="380141">
            <text:p>380141</text:p>
          </table:table-cell>
          <table:table-cell office:value-type="float" office:value="283609">
            <text:p>2836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7718">
            <text:p>607718</text:p>
          </table:table-cell>
          <table:table-cell office:value-type="float" office:value="555935">
            <text:p>555935</text:p>
          </table:table-cell>
          <table:table-cell office:value-type="float" office:value="455525">
            <text:p>455525</text:p>
          </table:table-cell>
          <table:table-cell office:value-type="float" office:value="380994">
            <text:p>380994</text:p>
          </table:table-cell>
          <table:table-cell office:value-type="float" office:value="281622">
            <text:p>2816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9332">
            <text:p>609332</text:p>
          </table:table-cell>
          <table:table-cell office:value-type="float" office:value="553593">
            <text:p>553593</text:p>
          </table:table-cell>
          <table:table-cell office:value-type="float" office:value="458429">
            <text:p>458429</text:p>
          </table:table-cell>
          <table:table-cell office:value-type="float" office:value="378729">
            <text:p>378729</text:p>
          </table:table-cell>
          <table:table-cell office:value-type="float" office:value="282964">
            <text:p>2829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9816">
            <text:p>619816</text:p>
          </table:table-cell>
          <table:table-cell office:value-type="float" office:value="557181">
            <text:p>557181</text:p>
          </table:table-cell>
          <table:table-cell office:value-type="float" office:value="455187">
            <text:p>455187</text:p>
          </table:table-cell>
          <table:table-cell office:value-type="float" office:value="378776">
            <text:p>378776</text:p>
          </table:table-cell>
          <table:table-cell office:value-type="float" office:value="282406">
            <text:p>2824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0389">
            <text:p>620389</text:p>
          </table:table-cell>
          <table:table-cell office:value-type="float" office:value="556667">
            <text:p>556667</text:p>
          </table:table-cell>
          <table:table-cell office:value-type="float" office:value="459081">
            <text:p>459081</text:p>
          </table:table-cell>
          <table:table-cell office:value-type="float" office:value="380934">
            <text:p>380934</text:p>
          </table:table-cell>
          <table:table-cell office:value-type="float" office:value="282949">
            <text:p>282949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8347">
            <text:p>618347</text:p>
          </table:table-cell>
          <table:table-cell office:value-type="float" office:value="556092">
            <text:p>556092</text:p>
          </table:table-cell>
          <table:table-cell office:value-type="float" office:value="459926">
            <text:p>459926</text:p>
          </table:table-cell>
          <table:table-cell office:value-type="float" office:value="378905">
            <text:p>378905</text:p>
          </table:table-cell>
          <table:table-cell office:value-type="float" office:value="282634">
            <text:p>28263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0787">
            <text:p>620787</text:p>
          </table:table-cell>
          <table:table-cell office:value-type="float" office:value="556070">
            <text:p>556070</text:p>
          </table:table-cell>
          <table:table-cell office:value-type="float" office:value="456556">
            <text:p>456556</text:p>
          </table:table-cell>
          <table:table-cell office:value-type="float" office:value="380076">
            <text:p>380076</text:p>
          </table:table-cell>
          <table:table-cell office:value-type="float" office:value="285991">
            <text:p>2859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3739">
            <text:p>623739</text:p>
          </table:table-cell>
          <table:table-cell office:value-type="float" office:value="555753">
            <text:p>555753</text:p>
          </table:table-cell>
          <table:table-cell office:value-type="float" office:value="461709">
            <text:p>461709</text:p>
          </table:table-cell>
          <table:table-cell office:value-type="float" office:value="381763">
            <text:p>381763</text:p>
          </table:table-cell>
          <table:table-cell office:value-type="float" office:value="284033">
            <text:p>2840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9295">
            <text:p>629295</text:p>
          </table:table-cell>
          <table:table-cell office:value-type="float" office:value="555289">
            <text:p>555289</text:p>
          </table:table-cell>
          <table:table-cell office:value-type="float" office:value="458988">
            <text:p>458988</text:p>
          </table:table-cell>
          <table:table-cell office:value-type="float" office:value="380769">
            <text:p>3807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9451">
            <text:p>629451</text:p>
          </table:table-cell>
          <table:table-cell office:value-type="float" office:value="558698">
            <text:p>558698</text:p>
          </table:table-cell>
          <table:table-cell office:value-type="float" office:value="457897">
            <text:p>457897</text:p>
          </table:table-cell>
          <table:table-cell office:value-type="float" office:value="385041">
            <text:p>385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9597">
            <text:p>629597</text:p>
          </table:table-cell>
          <table:table-cell office:value-type="float" office:value="556453">
            <text:p>556453</text:p>
          </table:table-cell>
          <table:table-cell office:value-type="float" office:value="461687">
            <text:p>461687</text:p>
          </table:table-cell>
          <table:table-cell office:value-type="float" office:value="384849">
            <text:p>3848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1659">
            <text:p>631659</text:p>
          </table:table-cell>
          <table:table-cell office:value-type="float" office:value="559729">
            <text:p>559729</text:p>
          </table:table-cell>
          <table:table-cell office:value-type="float" office:value="459894">
            <text:p>459894</text:p>
          </table:table-cell>
          <table:table-cell office:value-type="float" office:value="386606">
            <text:p>3866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5504">
            <text:p>635504</text:p>
          </table:table-cell>
          <table:table-cell office:value-type="float" office:value="561429">
            <text:p>561429</text:p>
          </table:table-cell>
          <table:table-cell office:value-type="float" office:value="458590">
            <text:p>458590</text:p>
          </table:table-cell>
          <table:table-cell office:value-type="float" office:value="385150">
            <text:p>3851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3046">
            <text:p>633046</text:p>
          </table:table-cell>
          <table:table-cell office:value-type="float" office:value="561374">
            <text:p>561374</text:p>
          </table:table-cell>
          <table:table-cell office:value-type="float" office:value="459644">
            <text:p>459644</text:p>
          </table:table-cell>
          <table:table-cell office:value-type="float" office:value="383290">
            <text:p>38329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0414">
            <text:p>640414</text:p>
          </table:table-cell>
          <table:table-cell office:value-type="float" office:value="562336">
            <text:p>562336</text:p>
          </table:table-cell>
          <table:table-cell office:value-type="float" office:value="460967">
            <text:p>460967</text:p>
          </table:table-cell>
          <table:table-cell office:value-type="float" office:value="386070">
            <text:p>38607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3072">
            <text:p>643072</text:p>
          </table:table-cell>
          <table:table-cell office:value-type="float" office:value="561708">
            <text:p>561708</text:p>
          </table:table-cell>
          <table:table-cell office:value-type="float" office:value="464714">
            <text:p>464714</text:p>
          </table:table-cell>
          <table:table-cell office:value-type="float" office:value="387506">
            <text:p>3875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3349">
            <text:p>643349</text:p>
          </table:table-cell>
          <table:table-cell office:value-type="float" office:value="563669">
            <text:p>563669</text:p>
          </table:table-cell>
          <table:table-cell office:value-type="float" office:value="465916">
            <text:p>465916</text:p>
          </table:table-cell>
          <table:table-cell office:value-type="float" office:value="387908">
            <text:p>38790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2857">
            <text:p>642857</text:p>
          </table:table-cell>
          <table:table-cell office:value-type="float" office:value="564545">
            <text:p>564545</text:p>
          </table:table-cell>
          <table:table-cell office:value-type="float" office:value="466193">
            <text:p>466193</text:p>
          </table:table-cell>
          <table:table-cell office:value-type="float" office:value="387308">
            <text:p>38730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3951">
            <text:p>643951</text:p>
          </table:table-cell>
          <table:table-cell office:value-type="float" office:value="569410">
            <text:p>569410</text:p>
          </table:table-cell>
          <table:table-cell office:value-type="float" office:value="463706">
            <text:p>4637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3868">
            <text:p>643868</text:p>
          </table:table-cell>
          <table:table-cell office:value-type="float" office:value="567642">
            <text:p>567642</text:p>
          </table:table-cell>
          <table:table-cell office:value-type="float" office:value="467295">
            <text:p>467295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5071">
            <text:p>645071</text:p>
          </table:table-cell>
          <table:table-cell office:value-type="float" office:value="569373">
            <text:p>569373</text:p>
          </table:table-cell>
          <table:table-cell office:value-type="float" office:value="463073">
            <text:p>463073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4666">
            <text:p>644666</text:p>
          </table:table-cell>
          <table:table-cell office:value-type="float" office:value="567811">
            <text:p>567811</text:p>
          </table:table-cell>
          <table:table-cell office:value-type="float" office:value="466418">
            <text:p>4664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8081">
            <text:p>648081</text:p>
          </table:table-cell>
          <table:table-cell office:value-type="float" office:value="568838">
            <text:p>568838</text:p>
          </table:table-cell>
          <table:table-cell office:value-type="float" office:value="464545">
            <text:p>464545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9249">
            <text:p>649249</text:p>
          </table:table-cell>
          <table:table-cell office:value-type="float" office:value="570670">
            <text:p>570670</text:p>
          </table:table-cell>
          <table:table-cell office:value-type="float" office:value="465592">
            <text:p>465592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5804">
            <text:p>645804</text:p>
          </table:table-cell>
          <table:table-cell office:value-type="float" office:value="571566">
            <text:p>571566</text:p>
          </table:table-cell>
          <table:table-cell office:value-type="float" office:value="467436">
            <text:p>467436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6855">
            <text:p>646855</text:p>
          </table:table-cell>
          <table:table-cell office:value-type="float" office:value="568804">
            <text:p>568804</text:p>
          </table:table-cell>
          <table:table-cell office:value-type="float" office:value="469774">
            <text:p>4697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9832">
            <text:p>649832</text:p>
          </table:table-cell>
          <table:table-cell office:value-type="float" office:value="570560">
            <text:p>570560</text:p>
          </table:table-cell>
          <table:table-cell office:value-type="float" office:value="468539">
            <text:p>468539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9898">
            <text:p>649898</text:p>
          </table:table-cell>
          <table:table-cell office:value-type="float" office:value="570000">
            <text:p>570000</text:p>
          </table:table-cell>
          <table:table-cell office:value-type="float" office:value="469207">
            <text:p>469207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8846">
            <text:p>648846</text:p>
          </table:table-cell>
          <table:table-cell office:value-type="float" office:value="572963">
            <text:p>572963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9031">
            <text:p>649031</text:p>
          </table:table-cell>
          <table:table-cell office:value-type="float" office:value="570251">
            <text:p>5702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9277">
            <text:p>649277</text:p>
          </table:table-cell>
          <table:table-cell office:value-type="float" office:value="573204">
            <text:p>573204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2473">
            <text:p>652473</text:p>
          </table:table-cell>
          <table:table-cell office:value-type="float" office:value="573214">
            <text:p>5732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2274">
            <text:p>652274</text:p>
          </table:table-cell>
          <table:table-cell office:value-type="float" office:value="575278">
            <text:p>575278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2516">
            <text:p>652516</text:p>
          </table:table-cell>
          <table:table-cell office:value-type="float" office:value="576044">
            <text:p>5760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4832">
            <text:p>654832</text:p>
          </table:table-cell>
          <table:table-cell office:value-type="float" office:value="575184">
            <text:p>575184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3107">
            <text:p>653107</text:p>
          </table:table-cell>
          <table:table-cell office:value-type="float" office:value="573621">
            <text:p>573621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2901">
            <text:p>652901</text:p>
          </table:table-cell>
          <table:table-cell office:value-type="float" office:value="575316">
            <text:p>57531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6731">
            <text:p>656731</text:p>
          </table:table-cell>
          <table:table-cell office:value-type="float" office:value="576276">
            <text:p>57627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2804">
            <text:p>652804</text:p>
          </table:table-cell>
          <table:table-cell table:number-columns-repeated="8"/>
        </table:table-row>
        <table:table-row table:style-name="ro2">
          <table:table-cell/>
          <table:table-cell office:value-type="float" office:value="653379">
            <text:p>653379</text:p>
          </table:table-cell>
          <table:table-cell table:number-columns-repeated="8"/>
        </table:table-row>
        <table:table-row table:style-name="ro2">
          <table:table-cell/>
          <table:table-cell office:value-type="float" office:value="654529">
            <text:p>654529</text:p>
          </table:table-cell>
          <table:table-cell table:number-columns-repeated="8"/>
        </table:table-row>
        <table:table-row table:style-name="ro2">
          <table:table-cell/>
          <table:table-cell office:value-type="float" office:value="653925">
            <text:p>653925</text:p>
          </table:table-cell>
          <table:table-cell table:number-columns-repeated="8"/>
        </table:table-row>
        <table:table-row table:style-name="ro2">
          <table:table-cell/>
          <table:table-cell office:value-type="float" office:value="658745">
            <text:p>658745</text:p>
          </table:table-cell>
          <table:table-cell table:number-columns-repeated="8"/>
        </table:table-row>
        <table:table-row table:style-name="ro2">
          <table:table-cell/>
          <table:table-cell office:value-type="float" office:value="657768">
            <text:p>657768</text:p>
          </table:table-cell>
          <table:table-cell table:number-columns-repeated="8"/>
        </table:table-row>
        <table:table-row table:style-name="ro2">
          <table:table-cell/>
          <table:table-cell office:value-type="float" office:value="655099">
            <text:p>655099</text:p>
          </table:table-cell>
          <table:table-cell table:number-columns-repeated="8"/>
        </table:table-row>
        <table:table-row table:style-name="ro2">
          <table:table-cell/>
          <table:table-cell office:value-type="float" office:value="658698">
            <text:p>658698</text:p>
          </table:table-cell>
          <table:table-cell table:number-columns-repeated="8"/>
        </table:table-row>
        <table:table-row table:style-name="ro2">
          <table:table-cell/>
          <table:table-cell office:value-type="float" office:value="665445">
            <text:p>665445</text:p>
          </table:table-cell>
          <table:table-cell table:number-columns-repeated="8"/>
        </table:table-row>
        <table:table-row table:style-name="ro2">
          <table:table-cell/>
          <table:table-cell office:value-type="float" office:value="657103">
            <text:p>657103</text:p>
          </table:table-cell>
          <table:table-cell table:number-columns-repeated="8"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3">
          <table:table-cell office:value-type="string">
            <text:p>Personer: 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Iteratoner: </text:p>
          </table:table-cell>
          <table:table-cell table:number-columns-repeated="7" office:value-type="float" office:value="10000">
            <text:p>10000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Medeltid [ms]:</text:p>
          </table:table-cell>
          <table:table-cell table:formula="of:=AVERAGE([.B4:.B80])/[.B2]" office:value-type="float" office:value="87.8549585714286">
            <text:p>87.8549585714</text:p>
          </table:table-cell>
          <table:table-cell table:formula="of:=AVERAGE([.C4:.C80])/[.C2]" office:value-type="float" office:value="75.5730433333333">
            <text:p>75.5730433333</text:p>
          </table:table-cell>
          <table:table-cell table:formula="of:=AVERAGE([.D4:.D80])/[.D2]" office:value-type="float" office:value="63.69929">
            <text:p>63.69929</text:p>
          </table:table-cell>
          <table:table-cell table:formula="of:=AVERAGE([.E4:.E80])/[.E2]" office:value-type="float" office:value="47.2233075">
            <text:p>47.2233075</text:p>
          </table:table-cell>
          <table:table-cell table:formula="of:=AVERAGE([.F4:.F80])/[.F2]" office:value-type="float" office:value="35.10367">
            <text:p>35.10367</text:p>
          </table:table-cell>
          <table:table-cell table:formula="of:=AVERAGE([.G4:.G80])/[.G2]" office:value-type="float" office:value="24.58215">
            <text:p>24.58215</text:p>
          </table:table-cell>
          <table:table-cell table:formula="of:=AVERAGE([.H4:.H80])/[.H2]" office:value-type="float" office:value="13.68704">
            <text:p>13.687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783198">
            <text:p>783198</text:p>
          </table:table-cell>
          <table:table-cell office:value-type="float" office:value="678922">
            <text:p>678922</text:p>
          </table:table-cell>
          <table:table-cell office:value-type="float" office:value="570072">
            <text:p>570072</text:p>
          </table:table-cell>
          <table:table-cell office:value-type="float" office:value="447974">
            <text:p>447974</text:p>
          </table:table-cell>
          <table:table-cell office:value-type="float" office:value="343251">
            <text:p>343251</text:p>
          </table:table-cell>
          <table:table-cell office:value-type="float" office:value="239770">
            <text:p>239770</text:p>
          </table:table-cell>
          <table:table-cell office:value-type="float" office:value="134209">
            <text:p>134209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0331">
            <text:p>800331</text:p>
          </table:table-cell>
          <table:table-cell office:value-type="float" office:value="687855">
            <text:p>687855</text:p>
          </table:table-cell>
          <table:table-cell office:value-type="float" office:value="588663">
            <text:p>588663</text:p>
          </table:table-cell>
          <table:table-cell office:value-type="float" office:value="453195">
            <text:p>453195</text:p>
          </table:table-cell>
          <table:table-cell office:value-type="float" office:value="344155">
            <text:p>344155</text:p>
          </table:table-cell>
          <table:table-cell office:value-type="float" office:value="241729">
            <text:p>241729</text:p>
          </table:table-cell>
          <table:table-cell office:value-type="float" office:value="135778">
            <text:p>1357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799666">
            <text:p>799666</text:p>
          </table:table-cell>
          <table:table-cell office:value-type="float" office:value="703260">
            <text:p>703260</text:p>
          </table:table-cell>
          <table:table-cell office:value-type="float" office:value="596630">
            <text:p>596630</text:p>
          </table:table-cell>
          <table:table-cell office:value-type="float" office:value="457764">
            <text:p>457764</text:p>
          </table:table-cell>
          <table:table-cell office:value-type="float" office:value="341006">
            <text:p>341006</text:p>
          </table:table-cell>
          <table:table-cell office:value-type="float" office:value="242857">
            <text:p>242857</text:p>
          </table:table-cell>
          <table:table-cell office:value-type="float" office:value="136199">
            <text:p>136199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6364">
            <text:p>806364</text:p>
          </table:table-cell>
          <table:table-cell office:value-type="float" office:value="698949">
            <text:p>698949</text:p>
          </table:table-cell>
          <table:table-cell office:value-type="float" office:value="611491">
            <text:p>611491</text:p>
          </table:table-cell>
          <table:table-cell office:value-type="float" office:value="454713">
            <text:p>454713</text:p>
          </table:table-cell>
          <table:table-cell office:value-type="float" office:value="344037">
            <text:p>344037</text:p>
          </table:table-cell>
          <table:table-cell office:value-type="float" office:value="242360">
            <text:p>242360</text:p>
          </table:table-cell>
          <table:table-cell office:value-type="float" office:value="136609">
            <text:p>136609</text:p>
          </table:table-cell>
          <table:table-cell table:number-columns-repeated="2"/>
        </table:table-row>
        <table:table-row table:style-name="ro2">
          <table:table-cell/>
          <table:table-cell office:value-type="float" office:value="815821">
            <text:p>815821</text:p>
          </table:table-cell>
          <table:table-cell office:value-type="float" office:value="704690">
            <text:p>704690</text:p>
          </table:table-cell>
          <table:table-cell office:value-type="float" office:value="615534">
            <text:p>615534</text:p>
          </table:table-cell>
          <table:table-cell office:value-type="float" office:value="459022">
            <text:p>459022</text:p>
          </table:table-cell>
          <table:table-cell office:value-type="float" office:value="346095">
            <text:p>346095</text:p>
          </table:table-cell>
          <table:table-cell office:value-type="float" office:value="243049">
            <text:p>243049</text:p>
          </table:table-cell>
          <table:table-cell office:value-type="float" office:value="136678">
            <text:p>1366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22447">
            <text:p>822447</text:p>
          </table:table-cell>
          <table:table-cell office:value-type="float" office:value="712684">
            <text:p>712684</text:p>
          </table:table-cell>
          <table:table-cell office:value-type="float" office:value="615973">
            <text:p>615973</text:p>
          </table:table-cell>
          <table:table-cell office:value-type="float" office:value="459566">
            <text:p>459566</text:p>
          </table:table-cell>
          <table:table-cell office:value-type="float" office:value="341217">
            <text:p>341217</text:p>
          </table:table-cell>
          <table:table-cell office:value-type="float" office:value="244707">
            <text:p>244707</text:p>
          </table:table-cell>
          <table:table-cell office:value-type="float" office:value="137458">
            <text:p>13745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30692">
            <text:p>830692</text:p>
          </table:table-cell>
          <table:table-cell office:value-type="float" office:value="717526">
            <text:p>717526</text:p>
          </table:table-cell>
          <table:table-cell office:value-type="float" office:value="615543">
            <text:p>615543</text:p>
          </table:table-cell>
          <table:table-cell office:value-type="float" office:value="457281">
            <text:p>457281</text:p>
          </table:table-cell>
          <table:table-cell office:value-type="float" office:value="345765">
            <text:p>345765</text:p>
          </table:table-cell>
          <table:table-cell office:value-type="float" office:value="247011">
            <text:p>247011</text:p>
          </table:table-cell>
          <table:table-cell office:value-type="float" office:value="136156">
            <text:p>1361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27552">
            <text:p>827552</text:p>
          </table:table-cell>
          <table:table-cell office:value-type="float" office:value="729511">
            <text:p>729511</text:p>
          </table:table-cell>
          <table:table-cell office:value-type="float" office:value="619626">
            <text:p>619626</text:p>
          </table:table-cell>
          <table:table-cell office:value-type="float" office:value="460138">
            <text:p>460138</text:p>
          </table:table-cell>
          <table:table-cell office:value-type="float" office:value="346633">
            <text:p>346633</text:p>
          </table:table-cell>
          <table:table-cell office:value-type="float" office:value="245266">
            <text:p>245266</text:p>
          </table:table-cell>
          <table:table-cell office:value-type="float" office:value="138238">
            <text:p>1382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36534">
            <text:p>836534</text:p>
          </table:table-cell>
          <table:table-cell office:value-type="float" office:value="734417">
            <text:p>734417</text:p>
          </table:table-cell>
          <table:table-cell office:value-type="float" office:value="616946">
            <text:p>616946</text:p>
          </table:table-cell>
          <table:table-cell office:value-type="float" office:value="459668">
            <text:p>459668</text:p>
          </table:table-cell>
          <table:table-cell office:value-type="float" office:value="343223">
            <text:p>343223</text:p>
          </table:table-cell>
          <table:table-cell office:value-type="float" office:value="244454">
            <text:p>244454</text:p>
          </table:table-cell>
          <table:table-cell office:value-type="float" office:value="138664">
            <text:p>1386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838874">
            <text:p>838874</text:p>
          </table:table-cell>
          <table:table-cell office:value-type="float" office:value="738678">
            <text:p>738678</text:p>
          </table:table-cell>
          <table:table-cell office:value-type="float" office:value="618997">
            <text:p>618997</text:p>
          </table:table-cell>
          <table:table-cell office:value-type="float" office:value="460946">
            <text:p>460946</text:p>
          </table:table-cell>
          <table:table-cell office:value-type="float" office:value="349889">
            <text:p>349889</text:p>
          </table:table-cell>
          <table:table-cell office:value-type="float" office:value="246431">
            <text:p>246431</text:p>
          </table:table-cell>
          <table:table-cell office:value-type="float" office:value="138715">
            <text:p>1387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834487">
            <text:p>834487</text:p>
          </table:table-cell>
          <table:table-cell office:value-type="float" office:value="744088">
            <text:p>744088</text:p>
          </table:table-cell>
          <table:table-cell office:value-type="float" office:value="618678">
            <text:p>618678</text:p>
          </table:table-cell>
          <table:table-cell office:value-type="float" office:value="464749">
            <text:p>464749</text:p>
          </table:table-cell>
          <table:table-cell office:value-type="float" office:value="349060">
            <text:p>349060</text:p>
          </table:table-cell>
          <table:table-cell office:value-type="float" office:value="246014">
            <text:p>2460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839731">
            <text:p>839731</text:p>
          </table:table-cell>
          <table:table-cell office:value-type="float" office:value="743684">
            <text:p>743684</text:p>
          </table:table-cell>
          <table:table-cell office:value-type="float" office:value="620177">
            <text:p>620177</text:p>
          </table:table-cell>
          <table:table-cell office:value-type="float" office:value="469136">
            <text:p>469136</text:p>
          </table:table-cell>
          <table:table-cell office:value-type="float" office:value="349726">
            <text:p>349726</text:p>
          </table:table-cell>
          <table:table-cell office:value-type="float" office:value="246259">
            <text:p>246259</text:p>
          </table:table-cell>
          <table:table-cell table:number-columns-repeated="3"/>
        </table:table-row>
        <table:table-row table:style-name="ro2">
          <table:table-cell/>
          <table:table-cell office:value-type="float" office:value="856285">
            <text:p>856285</text:p>
          </table:table-cell>
          <table:table-cell office:value-type="float" office:value="742294">
            <text:p>742294</text:p>
          </table:table-cell>
          <table:table-cell office:value-type="float" office:value="621277">
            <text:p>621277</text:p>
          </table:table-cell>
          <table:table-cell office:value-type="float" office:value="466731">
            <text:p>466731</text:p>
          </table:table-cell>
          <table:table-cell office:value-type="float" office:value="346961">
            <text:p>346961</text:p>
          </table:table-cell>
          <table:table-cell office:value-type="float" office:value="247468">
            <text:p>2474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862511">
            <text:p>862511</text:p>
          </table:table-cell>
          <table:table-cell office:value-type="float" office:value="744478">
            <text:p>744478</text:p>
          </table:table-cell>
          <table:table-cell office:value-type="float" office:value="623460">
            <text:p>623460</text:p>
          </table:table-cell>
          <table:table-cell office:value-type="float" office:value="465971">
            <text:p>465971</text:p>
          </table:table-cell>
          <table:table-cell office:value-type="float" office:value="352146">
            <text:p>352146</text:p>
          </table:table-cell>
          <table:table-cell office:value-type="float" office:value="248176">
            <text:p>248176</text:p>
          </table:table-cell>
          <table:table-cell table:number-columns-repeated="3"/>
        </table:table-row>
        <table:table-row table:style-name="ro2">
          <table:table-cell/>
          <table:table-cell office:value-type="float" office:value="864172">
            <text:p>864172</text:p>
          </table:table-cell>
          <table:table-cell office:value-type="float" office:value="746168">
            <text:p>746168</text:p>
          </table:table-cell>
          <table:table-cell office:value-type="float" office:value="624844">
            <text:p>624844</text:p>
          </table:table-cell>
          <table:table-cell office:value-type="float" office:value="466492">
            <text:p>466492</text:p>
          </table:table-cell>
          <table:table-cell office:value-type="float" office:value="351906">
            <text:p>351906</text:p>
          </table:table-cell>
          <table:table-cell office:value-type="float" office:value="247742">
            <text:p>2477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866482">
            <text:p>866482</text:p>
          </table:table-cell>
          <table:table-cell office:value-type="float" office:value="746939">
            <text:p>746939</text:p>
          </table:table-cell>
          <table:table-cell office:value-type="float" office:value="626232">
            <text:p>626232</text:p>
          </table:table-cell>
          <table:table-cell office:value-type="float" office:value="470926">
            <text:p>470926</text:p>
          </table:table-cell>
          <table:table-cell office:value-type="float" office:value="352323">
            <text:p>352323</text:p>
          </table:table-cell>
          <table:table-cell office:value-type="float" office:value="247602">
            <text:p>2476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865248">
            <text:p>865248</text:p>
          </table:table-cell>
          <table:table-cell office:value-type="float" office:value="750193">
            <text:p>750193</text:p>
          </table:table-cell>
          <table:table-cell office:value-type="float" office:value="627316">
            <text:p>627316</text:p>
          </table:table-cell>
          <table:table-cell office:value-type="float" office:value="471963">
            <text:p>471963</text:p>
          </table:table-cell>
          <table:table-cell office:value-type="float" office:value="353061">
            <text:p>353061</text:p>
          </table:table-cell>
          <table:table-cell office:value-type="float" office:value="248614">
            <text:p>2486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864728">
            <text:p>864728</text:p>
          </table:table-cell>
          <table:table-cell office:value-type="float" office:value="748355">
            <text:p>748355</text:p>
          </table:table-cell>
          <table:table-cell office:value-type="float" office:value="626195">
            <text:p>626195</text:p>
          </table:table-cell>
          <table:table-cell office:value-type="float" office:value="471460">
            <text:p>471460</text:p>
          </table:table-cell>
          <table:table-cell office:value-type="float" office:value="355541">
            <text:p>355541</text:p>
          </table:table-cell>
          <table:table-cell office:value-type="float" office:value="248357">
            <text:p>248357</text:p>
          </table:table-cell>
          <table:table-cell table:number-columns-repeated="3"/>
        </table:table-row>
        <table:table-row table:style-name="ro2">
          <table:table-cell/>
          <table:table-cell office:value-type="float" office:value="870280">
            <text:p>870280</text:p>
          </table:table-cell>
          <table:table-cell office:value-type="float" office:value="747868">
            <text:p>747868</text:p>
          </table:table-cell>
          <table:table-cell office:value-type="float" office:value="630989">
            <text:p>630989</text:p>
          </table:table-cell>
          <table:table-cell office:value-type="float" office:value="473053">
            <text:p>473053</text:p>
          </table:table-cell>
          <table:table-cell office:value-type="float" office:value="355310">
            <text:p>355310</text:p>
          </table:table-cell>
          <table:table-cell office:value-type="float" office:value="249503">
            <text:p>2495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867548">
            <text:p>867548</text:p>
          </table:table-cell>
          <table:table-cell office:value-type="float" office:value="751973">
            <text:p>751973</text:p>
          </table:table-cell>
          <table:table-cell office:value-type="float" office:value="628558">
            <text:p>628558</text:p>
          </table:table-cell>
          <table:table-cell office:value-type="float" office:value="474081">
            <text:p>474081</text:p>
          </table:table-cell>
          <table:table-cell office:value-type="float" office:value="355858">
            <text:p>355858</text:p>
          </table:table-cell>
          <table:table-cell office:value-type="float" office:value="249061">
            <text:p>2490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866577">
            <text:p>866577</text:p>
          </table:table-cell>
          <table:table-cell office:value-type="float" office:value="748435">
            <text:p>748435</text:p>
          </table:table-cell>
          <table:table-cell office:value-type="float" office:value="638242">
            <text:p>638242</text:p>
          </table:table-cell>
          <table:table-cell office:value-type="float" office:value="475752">
            <text:p>475752</text:p>
          </table:table-cell>
          <table:table-cell office:value-type="float" office:value="356172">
            <text:p>3561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8580">
            <text:p>868580</text:p>
          </table:table-cell>
          <table:table-cell office:value-type="float" office:value="751093">
            <text:p>751093</text:p>
          </table:table-cell>
          <table:table-cell office:value-type="float" office:value="638625">
            <text:p>638625</text:p>
          </table:table-cell>
          <table:table-cell office:value-type="float" office:value="480417">
            <text:p>480417</text:p>
          </table:table-cell>
          <table:table-cell office:value-type="float" office:value="355453">
            <text:p>355453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9356">
            <text:p>869356</text:p>
          </table:table-cell>
          <table:table-cell office:value-type="float" office:value="749360">
            <text:p>749360</text:p>
          </table:table-cell>
          <table:table-cell office:value-type="float" office:value="640959">
            <text:p>640959</text:p>
          </table:table-cell>
          <table:table-cell office:value-type="float" office:value="480018">
            <text:p>480018</text:p>
          </table:table-cell>
          <table:table-cell office:value-type="float" office:value="354474">
            <text:p>3544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9612">
            <text:p>869612</text:p>
          </table:table-cell>
          <table:table-cell office:value-type="float" office:value="751787">
            <text:p>751787</text:p>
          </table:table-cell>
          <table:table-cell office:value-type="float" office:value="641308">
            <text:p>641308</text:p>
          </table:table-cell>
          <table:table-cell office:value-type="float" office:value="474519">
            <text:p>474519</text:p>
          </table:table-cell>
          <table:table-cell office:value-type="float" office:value="351413">
            <text:p>3514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0662">
            <text:p>870662</text:p>
          </table:table-cell>
          <table:table-cell office:value-type="float" office:value="751136">
            <text:p>751136</text:p>
          </table:table-cell>
          <table:table-cell office:value-type="float" office:value="646985">
            <text:p>646985</text:p>
          </table:table-cell>
          <table:table-cell office:value-type="float" office:value="482083">
            <text:p>482083</text:p>
          </table:table-cell>
          <table:table-cell office:value-type="float" office:value="357005">
            <text:p>3570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4644">
            <text:p>874644</text:p>
          </table:table-cell>
          <table:table-cell office:value-type="float" office:value="757459">
            <text:p>757459</text:p>
          </table:table-cell>
          <table:table-cell office:value-type="float" office:value="643840">
            <text:p>643840</text:p>
          </table:table-cell>
          <table:table-cell office:value-type="float" office:value="481510">
            <text:p>481510</text:p>
          </table:table-cell>
          <table:table-cell office:value-type="float" office:value="354596">
            <text:p>3545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8867">
            <text:p>878867</text:p>
          </table:table-cell>
          <table:table-cell office:value-type="float" office:value="756697">
            <text:p>756697</text:p>
          </table:table-cell>
          <table:table-cell office:value-type="float" office:value="645729">
            <text:p>645729</text:p>
          </table:table-cell>
          <table:table-cell office:value-type="float" office:value="480946">
            <text:p>480946</text:p>
          </table:table-cell>
          <table:table-cell office:value-type="float" office:value="355096">
            <text:p>3550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7340">
            <text:p>877340</text:p>
          </table:table-cell>
          <table:table-cell office:value-type="float" office:value="756165">
            <text:p>756165</text:p>
          </table:table-cell>
          <table:table-cell office:value-type="float" office:value="647466">
            <text:p>647466</text:p>
          </table:table-cell>
          <table:table-cell office:value-type="float" office:value="481722">
            <text:p>481722</text:p>
          </table:table-cell>
          <table:table-cell office:value-type="float" office:value="359876">
            <text:p>3598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6546">
            <text:p>876546</text:p>
          </table:table-cell>
          <table:table-cell office:value-type="float" office:value="756150">
            <text:p>756150</text:p>
          </table:table-cell>
          <table:table-cell office:value-type="float" office:value="647713">
            <text:p>647713</text:p>
          </table:table-cell>
          <table:table-cell office:value-type="float" office:value="481406">
            <text:p>481406</text:p>
          </table:table-cell>
          <table:table-cell office:value-type="float" office:value="359227">
            <text:p>3592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9811">
            <text:p>879811</text:p>
          </table:table-cell>
          <table:table-cell office:value-type="float" office:value="757303">
            <text:p>757303</text:p>
          </table:table-cell>
          <table:table-cell office:value-type="float" office:value="648105">
            <text:p>648105</text:p>
          </table:table-cell>
          <table:table-cell office:value-type="float" office:value="479370">
            <text:p>479370</text:p>
          </table:table-cell>
          <table:table-cell office:value-type="float" office:value="360626">
            <text:p>3606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8749">
            <text:p>878749</text:p>
          </table:table-cell>
          <table:table-cell office:value-type="float" office:value="760756">
            <text:p>760756</text:p>
          </table:table-cell>
          <table:table-cell office:value-type="float" office:value="649076">
            <text:p>649076</text:p>
          </table:table-cell>
          <table:table-cell office:value-type="float" office:value="476487">
            <text:p>476487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1297">
            <text:p>881297</text:p>
          </table:table-cell>
          <table:table-cell office:value-type="float" office:value="760583">
            <text:p>760583</text:p>
          </table:table-cell>
          <table:table-cell office:value-type="float" office:value="653208">
            <text:p>653208</text:p>
          </table:table-cell>
          <table:table-cell office:value-type="float" office:value="481678">
            <text:p>481678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2635">
            <text:p>882635</text:p>
          </table:table-cell>
          <table:table-cell office:value-type="float" office:value="760912">
            <text:p>760912</text:p>
          </table:table-cell>
          <table:table-cell office:value-type="float" office:value="651471">
            <text:p>651471</text:p>
          </table:table-cell>
          <table:table-cell office:value-type="float" office:value="481728">
            <text:p>4817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6485">
            <text:p>886485</text:p>
          </table:table-cell>
          <table:table-cell office:value-type="float" office:value="764834">
            <text:p>764834</text:p>
          </table:table-cell>
          <table:table-cell office:value-type="float" office:value="651331">
            <text:p>651331</text:p>
          </table:table-cell>
          <table:table-cell office:value-type="float" office:value="482239">
            <text:p>4822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5709">
            <text:p>885709</text:p>
          </table:table-cell>
          <table:table-cell office:value-type="float" office:value="765325">
            <text:p>765325</text:p>
          </table:table-cell>
          <table:table-cell office:value-type="float" office:value="650459">
            <text:p>650459</text:p>
          </table:table-cell>
          <table:table-cell office:value-type="float" office:value="485179">
            <text:p>4851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6694">
            <text:p>886694</text:p>
          </table:table-cell>
          <table:table-cell office:value-type="float" office:value="766447">
            <text:p>766447</text:p>
          </table:table-cell>
          <table:table-cell office:value-type="float" office:value="651746">
            <text:p>651746</text:p>
          </table:table-cell>
          <table:table-cell office:value-type="float" office:value="481837">
            <text:p>4818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8949">
            <text:p>888949</text:p>
          </table:table-cell>
          <table:table-cell office:value-type="float" office:value="763748">
            <text:p>763748</text:p>
          </table:table-cell>
          <table:table-cell office:value-type="float" office:value="655481">
            <text:p>655481</text:p>
          </table:table-cell>
          <table:table-cell office:value-type="float" office:value="483680">
            <text:p>48368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1144">
            <text:p>891144</text:p>
          </table:table-cell>
          <table:table-cell office:value-type="float" office:value="767144">
            <text:p>767144</text:p>
          </table:table-cell>
          <table:table-cell office:value-type="float" office:value="652893">
            <text:p>652893</text:p>
          </table:table-cell>
          <table:table-cell office:value-type="float" office:value="482815">
            <text:p>4828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1306">
            <text:p>891306</text:p>
          </table:table-cell>
          <table:table-cell office:value-type="float" office:value="764478">
            <text:p>764478</text:p>
          </table:table-cell>
          <table:table-cell office:value-type="float" office:value="654037">
            <text:p>654037</text:p>
          </table:table-cell>
          <table:table-cell office:value-type="float" office:value="485924">
            <text:p>4859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4250">
            <text:p>894250</text:p>
          </table:table-cell>
          <table:table-cell office:value-type="float" office:value="765803">
            <text:p>765803</text:p>
          </table:table-cell>
          <table:table-cell office:value-type="float" office:value="653943">
            <text:p>653943</text:p>
          </table:table-cell>
          <table:table-cell office:value-type="float" office:value="485184">
            <text:p>485184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7057">
            <text:p>897057</text:p>
          </table:table-cell>
          <table:table-cell office:value-type="float" office:value="765881">
            <text:p>765881</text:p>
          </table:table-cell>
          <table:table-cell office:value-type="float" office:value="654402">
            <text:p>6544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94522">
            <text:p>894522</text:p>
          </table:table-cell>
          <table:table-cell office:value-type="float" office:value="768795">
            <text:p>768795</text:p>
          </table:table-cell>
          <table:table-cell office:value-type="float" office:value="654312">
            <text:p>6543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95073">
            <text:p>895073</text:p>
          </table:table-cell>
          <table:table-cell office:value-type="float" office:value="767545">
            <text:p>767545</text:p>
          </table:table-cell>
          <table:table-cell office:value-type="float" office:value="656058">
            <text:p>656058</text:p>
          </table:table-cell>
          <table:table-cell table:number-columns-repeated="6"/>
        </table:table-row>
        <table:table-row table:style-name="ro2">
          <table:table-cell/>
          <table:table-cell office:value-type="float" office:value="895951">
            <text:p>895951</text:p>
          </table:table-cell>
          <table:table-cell office:value-type="float" office:value="770453">
            <text:p>770453</text:p>
          </table:table-cell>
          <table:table-cell office:value-type="float" office:value="656038">
            <text:p>656038</text:p>
          </table:table-cell>
          <table:table-cell table:number-columns-repeated="6"/>
        </table:table-row>
        <table:table-row table:style-name="ro2">
          <table:table-cell/>
          <table:table-cell office:value-type="float" office:value="896945">
            <text:p>896945</text:p>
          </table:table-cell>
          <table:table-cell office:value-type="float" office:value="772789">
            <text:p>772789</text:p>
          </table:table-cell>
          <table:table-cell office:value-type="float" office:value="655439">
            <text:p>655439</text:p>
          </table:table-cell>
          <table:table-cell table:number-columns-repeated="6"/>
        </table:table-row>
        <table:table-row table:style-name="ro2">
          <table:table-cell/>
          <table:table-cell office:value-type="float" office:value="898180">
            <text:p>898180</text:p>
          </table:table-cell>
          <table:table-cell office:value-type="float" office:value="779136">
            <text:p>779136</text:p>
          </table:table-cell>
          <table:table-cell office:value-type="float" office:value="656982">
            <text:p>656982</text:p>
          </table:table-cell>
          <table:table-cell table:number-columns-repeated="6"/>
        </table:table-row>
        <table:table-row table:style-name="ro2">
          <table:table-cell/>
          <table:table-cell office:value-type="float" office:value="903106">
            <text:p>903106</text:p>
          </table:table-cell>
          <table:table-cell office:value-type="float" office:value="778108">
            <text:p>778108</text:p>
          </table:table-cell>
          <table:table-cell office:value-type="float" office:value="660630">
            <text:p>660630</text:p>
          </table:table-cell>
          <table:table-cell table:number-columns-repeated="6"/>
        </table:table-row>
        <table:table-row table:style-name="ro2">
          <table:table-cell/>
          <table:table-cell office:value-type="float" office:value="899771">
            <text:p>899771</text:p>
          </table:table-cell>
          <table:table-cell office:value-type="float" office:value="779234">
            <text:p>779234</text:p>
          </table:table-cell>
          <table:table-cell office:value-type="float" office:value="657818">
            <text:p>6578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901027">
            <text:p>901027</text:p>
          </table:table-cell>
          <table:table-cell office:value-type="float" office:value="780069">
            <text:p>780069</text:p>
          </table:table-cell>
          <table:table-cell office:value-type="float" office:value="658990">
            <text:p>658990</text:p>
          </table:table-cell>
          <table:table-cell table:number-columns-repeated="6"/>
        </table:table-row>
        <table:table-row table:style-name="ro2">
          <table:table-cell/>
          <table:table-cell office:value-type="float" office:value="905214">
            <text:p>905214</text:p>
          </table:table-cell>
          <table:table-cell office:value-type="float" office:value="781308">
            <text:p>781308</text:p>
          </table:table-cell>
          <table:table-cell office:value-type="float" office:value="659158">
            <text:p>659158</text:p>
          </table:table-cell>
          <table:table-cell table:number-columns-repeated="6"/>
        </table:table-row>
        <table:table-row table:style-name="ro2">
          <table:table-cell/>
          <table:table-cell office:value-type="float" office:value="903001">
            <text:p>903001</text:p>
          </table:table-cell>
          <table:table-cell office:value-type="float" office:value="781985">
            <text:p>7819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2689">
            <text:p>902689</text:p>
          </table:table-cell>
          <table:table-cell office:value-type="float" office:value="784339">
            <text:p>7843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4793">
            <text:p>904793</text:p>
          </table:table-cell>
          <table:table-cell office:value-type="float" office:value="781950">
            <text:p>781950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4695">
            <text:p>904695</text:p>
          </table:table-cell>
          <table:table-cell office:value-type="float" office:value="783574">
            <text:p>783574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6003">
            <text:p>906003</text:p>
          </table:table-cell>
          <table:table-cell office:value-type="float" office:value="784341">
            <text:p>784341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4360">
            <text:p>904360</text:p>
          </table:table-cell>
          <table:table-cell office:value-type="float" office:value="785923">
            <text:p>785923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3934">
            <text:p>903934</text:p>
          </table:table-cell>
          <table:table-cell office:value-type="float" office:value="786311">
            <text:p>7863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4813">
            <text:p>904813</text:p>
          </table:table-cell>
          <table:table-cell office:value-type="float" office:value="786393">
            <text:p>786393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5713">
            <text:p>905713</text:p>
          </table:table-cell>
          <table:table-cell office:value-type="float" office:value="788358">
            <text:p>788358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6107">
            <text:p>906107</text:p>
          </table:table-cell>
          <table:table-cell office:value-type="float" office:value="789187">
            <text:p>789187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7903">
            <text:p>907903</text:p>
          </table:table-cell>
          <table:table-cell table:number-columns-repeated="8"/>
        </table:table-row>
        <table:table-row table:style-name="ro2">
          <table:table-cell/>
          <table:table-cell office:value-type="float" office:value="909188">
            <text:p>909188</text:p>
          </table:table-cell>
          <table:table-cell table:number-columns-repeated="8"/>
        </table:table-row>
        <table:table-row table:style-name="ro2">
          <table:table-cell/>
          <table:table-cell office:value-type="float" office:value="906826">
            <text:p>906826</text:p>
          </table:table-cell>
          <table:table-cell table:number-columns-repeated="8"/>
        </table:table-row>
        <table:table-row table:style-name="ro2">
          <table:table-cell/>
          <table:table-cell office:value-type="float" office:value="906946">
            <text:p>906946</text:p>
          </table:table-cell>
          <table:table-cell table:number-columns-repeated="8"/>
        </table:table-row>
        <table:table-row table:style-name="ro2">
          <table:table-cell/>
          <table:table-cell office:value-type="float" office:value="911585">
            <text:p>911585</text:p>
          </table:table-cell>
          <table:table-cell table:number-columns-repeated="8"/>
        </table:table-row>
        <table:table-row table:style-name="ro2">
          <table:table-cell/>
          <table:table-cell office:value-type="float" office:value="910422">
            <text:p>910422</text:p>
          </table:table-cell>
          <table:table-cell table:number-columns-repeated="8"/>
        </table:table-row>
        <table:table-row table:style-name="ro2">
          <table:table-cell/>
          <table:table-cell office:value-type="float" office:value="912928">
            <text:p>912928</text:p>
          </table:table-cell>
          <table:table-cell table:number-columns-repeated="8"/>
        </table:table-row>
        <table:table-row table:style-name="ro2">
          <table:table-cell/>
          <table:table-cell office:value-type="float" office:value="916479">
            <text:p>916479</text:p>
          </table:table-cell>
          <table:table-cell table:number-columns-repeated="8"/>
        </table:table-row>
        <table:table-row table:style-name="ro2">
          <table:table-cell/>
          <table:table-cell office:value-type="float" office:value="916394">
            <text:p>916394</text:p>
          </table:table-cell>
          <table:table-cell table:number-columns-repeated="8"/>
        </table:table-row>
        <table:table-row table:style-name="ro2">
          <table:table-cell/>
          <table:table-cell office:value-type="float" office:value="914682">
            <text:p>9146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0000-00-00T10:10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rik Löfgren</meta:initial-creator>
    <meta:creation-date>2014-12-10T17:21:51</meta:creation-date>
    <dc:date>2014-12-15T10:26:54</dc:date>
    <dc:creator>Fredrik Löfgren</dc:creator>
    <meta:editing-duration>PT14M48S</meta:editing-duration>
    <meta:editing-cycles>6</meta:editing-cycles>
    <meta:generator>LibreOffice/4.0.4.2$Linux_X86_64 LibreOffice_project/400m0$Build-2</meta:generator>
    <meta:document-statistic meta:table-count="5" meta:cell-count="15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1cm" svg:height="13.03cm" xlink:href=".." xlink:type="simple" chart:class="chart:line" chart:style-name="ch1">
        <chart:title svg:x="5.233cm" svg:y="0.395cm" chart:style-name="ch2">
          <text:p>Tid i hissen, ej optimerad</text:p>
        </chart:title>
        <chart:subtitle svg:x="6.316cm" svg:y="1.441cm" chart:style-name="ch3">
          <text:p>10000 iterationer</text:p>
        </chart:subtitle>
        <chart:plot-area chart:style-name="ch4" table:cell-range-address="Sheet1.B1:Sheet1.H1 Sheet1.B3:Sheet1.H3" chart:data-source-has-labels="row" svg:x="1.18cm" svg:y="1.93cm" svg:width="14.094cm" svg:height="10.183cm">
          <chartooo:coordinate-region svg:x="1.367cm" svg:y="2.132cm" svg:width="13.094cm" svg:height="9.33cm"/>
          <chart:axis chart:dimension="x" chart:name="primary-x" chart:style-name="ch5" chartooo:axis-type="auto">
            <chartooo:date-scale/>
            <chart:title svg:x="7.1cm" svg:y="12.373cm" chart:style-name="ch6">
              <text:p>Antal personer</text:p>
            </chart:title>
            <chart:categories table:cell-range-address="Sheet1.B1:Sheet1.H1"/>
          </chart:axis>
          <chart:axis chart:dimension="y" chart:name="primary-y" chart:style-name="ch7">
            <chart:title svg:x="0.303cm" svg:y="8.469cm" chart:style-name="ch8">
              <text:p>Tid per person [ms]</text:p>
            </chart:title>
            <chart:grid chart:style-name="ch9" chart:class="major"/>
          </chart:axis>
          <chart:series chart:style-name="ch10" chart:values-cell-range-address="Sheet1.B3:Sheet1.H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0">
                <text:p>70</text:p>
                <draw:g>
                  <svg:desc>Sheet1.B1:Sheet1.H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7.190795714286">
                <text:p>277.190795714286</text:p>
                <draw:g>
                  <svg:desc>Sheet1.B3:Sheet1.H3</svg:desc>
                </draw:g>
              </table:table-cell>
              <table:table-cell office:value-type="float" office:value="237.540098333333">
                <text:p>237.540098333333</text:p>
              </table:table-cell>
              <table:table-cell office:value-type="float" office:value="197.58963">
                <text:p>197.58963</text:p>
              </table:table-cell>
              <table:table-cell office:value-type="float" office:value="161.775375">
                <text:p>161.775375</text:p>
              </table:table-cell>
              <table:table-cell office:value-type="float" office:value="120.262343333333">
                <text:p>120.262343333333</text:p>
              </table:table-cell>
              <table:table-cell office:value-type="float" office:value="81.409665">
                <text:p>81.409665</text:p>
              </table:table-cell>
              <table:table-cell office:value-type="float" office:value="44.16228">
                <text:p>44.16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